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0.86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eamplatzierung">
      <style:table-properties table:display="true" style:writing-mode="lr-tb"/>
    </style:style>
    <style:style style:name="ta2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96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b2b2b2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5" style:family="table-cell" style:parent-style-name="Default" style:data-style-name="N10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eeeee"/>
    </style:style>
    <style:style style:name="ce179" style:family="table-cell" style:parent-style-name="Default">
      <style:table-cell-properties fo:background-color="#eeeeee" style:text-align-source="fix" style:repeat-content="false" fo:border="2.01pt solid #000000" style:rotation-angle="90" style:vertical-align="top"/>
      <style:paragraph-properties fo:text-align="center"/>
    </style:style>
    <style:style style:name="ce18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8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4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185" style:family="table-cell" style:parent-style-name="Default">
      <style:table-cell-properties fo:border-bottom="2.01pt solid #000000" fo:border-left="none" fo:border-right="none" fo:border-top="none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2.01pt solid #000000" style:vertical-align="top"/>
      <style:paragraph-properties fo:text-align="center"/>
    </style:style>
    <style:style style:name="ce19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8" style:family="table-cell" style:parent-style-name="Default">
      <style:table-cell-properties fo:background-color="#cccccc" fo:border="non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0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84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21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86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2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92" style:family="table-cell" style:parent-style-name="Default">
      <style:table-cell-properties fo:background-color="#eeeeee" fo:border="none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top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10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9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0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1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/>
    </style:style>
    <style:style style:name="ce115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19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/>
    </style:style>
    <style:style style:name="ce12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24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/>
    </style:style>
    <style:style style:name="ce125" style:family="table-cell" style:parent-style-name="Default">
      <style:table-cell-properties fo:background-color="#dddddd" fo:border="none"/>
    </style:style>
    <style:style style:name="ce126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6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/>
      <style:paragraph-properties fo:text-align="center" fo:margin-left="0cm"/>
    </style:style>
    <style:style style:name="ce223" style:family="table-cell" style:parent-style-name="Default">
      <style:table-cell-properties fo:background-color="#dddddd" style:diagonal-bl-tr="none" style:diagonal-tl-br="none" fo:border="0.06pt solid #000000" style:rotation-align="none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74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normal" style:font-weight-asian="normal" style:font-weight-complex="normal"/>
    </style:style>
    <style:style style:name="ce176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240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84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42" style:family="table-cell" style:parent-style-name="Default">
      <style:table-cell-properties fo:border-bottom="2.01pt solid #000000" fo:background-color="#dddddd" style:diagonal-bl-tr="none" style:diagonal-tl-br="none" fo:border-left="0.74pt solid #000000" fo:border-right="0.74pt solid #000000" style:rotation-align="none" fo:border-top="0.06pt solid #000000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5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3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24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8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9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390" style:family="table-cell" style:parent-style-name="Default">
      <style:table-cell-properties fo:border-bottom="0.06pt solid #000000" fo:background-color="#ffffd7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51" style:family="table-cell" style:parent-style-name="Default">
      <style:table-cell-properties fo:border-bottom="2.01pt solid #000000" fo:background-color="#dddddd" fo:border-left="2.01pt solid #000000" fo:border-right="0.74pt solid #000000" fo:border-top="0.06pt solid #000000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3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56" style:family="table-cell" style:parent-style-name="Default">
      <style:table-cell-properties fo:border-bottom="2.01pt solid #000000" fo:background-color="#dddddd" fo:border-left="0.74pt solid #000000" fo:border-right="0.74pt solid #000000" fo:border-top="0.06pt solid #000000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64" style:family="table-cell" style:parent-style-name="Default">
      <style:table-cell-properties fo:border-bottom="2.01pt solid #000000" fo:background-color="#dddddd" style:diagonal-bl-tr="none" style:diagonal-tl-br="none" fo:border-left="0.74pt solid #000000" fo:border-right="2.01pt solid #000000" style:rotation-align="none" fo:border-top="0.06pt solid #000000"/>
    </style:style>
    <style:style style:name="ce1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</style:style>
    <style:style style:name="ce1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16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400" style:family="table-cell" style:parent-style-name="Default">
      <style:table-cell-properties fo:border-bottom="0.06pt solid #000000" fo:background-color="#ffd7d7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1" style:family="table-cell" style:parent-style-name="Default">
      <style:table-cell-properties fo:border-bottom="0.06pt solid #000000" fo:background-color="#999999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2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73" style:family="table-cell" style:parent-style-name="Default">
      <style:table-cell-properties fo:background-color="#dddddd" fo:border="0.06pt solid #000000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1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12" style:family="table-cell" style:parent-style-name="Default">
      <style:table-cell-properties fo:border-bottom="0.74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271" style:family="table-cell" style:parent-style-name="Default" style:data-style-name="N113">
      <style:table-cell-properties fo:border-bottom="0.74pt solid #000000" fo:background-color="#eeeeee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13">
      <style:table-cell-properties fo:background-color="#eeeeee"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274" style:family="table-cell" style:parent-style-name="Default" style:data-style-name="N113">
      <style:table-cell-properties fo:border-bottom="2.01pt solid #000000" fo:background-color="#eeeee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</style:style>
    <style:style style:name="ce28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8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8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2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3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5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0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3.H5"/>
    </style:style>
    <style:style style:name="ce30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09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0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1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9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2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2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4.H5"/>
    </style:style>
    <style:style style:name="ce32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27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28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4.H5"/>
    </style:style>
    <style:style style:name="ce329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5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3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0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4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4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5.H5"/>
    </style:style>
    <style:style style:name="ce34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49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0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1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5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2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27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/>
    </style:style>
    <style:style style:name="ce3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6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6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3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7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7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8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1.275cm" draw:control="control1"/>
          <draw:control draw:z-index="1" draw:text-style-name="P1" svg:width="2.81cm" svg:height="2.81cm" svg:x="6.537cm" svg:y="12.5cm" draw:control="control2"/>
          <draw:control draw:z-index="2" draw:text-style-name="P1" svg:width="2.813cm" svg:height="2.81cm" svg:x="9.574cm" svg:y="12.5cm" draw:control="control3"/>
          <draw:control draw:z-index="3" draw:text-style-name="P1" svg:width="2.813cm" svg:height="2.81cm" svg:x="12.553cm" svg:y="12.5cm" draw:control="control4"/>
          <draw:control draw:z-index="4" draw:text-style-name="P1" svg:width="2.813cm" svg:height="2.81cm" svg:x="15.57cm" svg:y="12.5cm" draw:control="control5"/>
          <draw:control draw:z-index="5" draw:text-style-name="P1" svg:width="2.813cm" svg:height="2.81cm" svg:x="18.544cm" svg:y="12.5cm" draw:control="control6"/>
          <draw:control draw:z-index="6" draw:text-style-name="P1" svg:width="5.58cm" svg:height="1.266cm" svg:x="0.8cm" svg:y="12.5cm" draw:control="control7"/>
          <draw:control draw:z-index="7" draw:text-style-name="P1" svg:width="5.58cm" svg:height="1.266cm" svg:x="0.8cm" svg:y="14cm" draw:control="control8"/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4" table:formula="of:= IF(COUNT([.E2:.E13]) = 0; &quot;StartNr&quot;; &quot;Position&quot;)" office:value-type="string" office:string-value="StartNr" calcext:value-type="string">
            <text:p>StartNr</text:p>
          </table:table-cell>
          <table:table-cell table:style-name="ce197" office:value-type="string" calcext:value-type="string">
            <text:p>Team</text:p>
          </table:table-cell>
          <table:table-cell table:style-name="ce23" office:value-type="string" calcext:value-type="string" table:number-columns-spanned="2" table:number-rows-spanned="1">
            <text:p>Spielblock 1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2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3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4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5</text:p>
          </table:table-cell>
          <table:covered-table-cell table:style-name="ce23"/>
          <table:table-cell table:style-name="ce209" office:value-type="string" calcext:value-type="string">
            <text:p>Summe</text:p>
          </table:table-cell>
          <table:table-cell table:style-name="ce28"/>
          <table:table-cell table:style-name="ce52" office:value-type="string" calcext:value-type="string" table:number-columns-spanned="2" table:number-rows-spanned="1">
            <text:p>Sortieren</text:p>
          </table:table-cell>
          <table:covered-table-cell table:style-name="ce52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1">
          <table:table-cell table:style-name="ce337" office:value-type="float" office:value="1" calcext:value-type="float">
            <text:p>1</text:p>
          </table:table-cell>
          <table:table-cell table:style-name="ce193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199" office:value-type="string" calcext:value-type="string">
            <text:p>RoboKids 1 </text:p>
          </table:table-cell>
          <table:table-cell table:style-name="ce203" table:formula="of:= IF(ISNUMBER([.U2]); INDIRECT([.U$14]&amp;&quot;F&quot;&amp;TEXT([.U2] + 4;0));&quot;&quot;)">
            <text:p/>
          </table:table-cell>
          <table:table-cell table:style-name="ce207" table:formula="of:= IF([.D2] = &quot;&quot;; &quot;&quot;; IF(ISNUMBER(INDIRECT([.U$14]&amp;&quot;G&quot;&amp;TEXT([.U2] + 4;0))); INDIRECT([.U$14]&amp;&quot;G&quot;&amp;TEXT([.U2] + 4;0)); &quot;&quot;))">
            <text:p/>
          </table:table-cell>
          <table:table-cell table:style-name="ce203" table:formula="of:= IF(ISNUMBER([.W2]); INDIRECT([.W$14]&amp;&quot;F&quot;&amp;TEXT([.W2] + 4;0));&quot;&quot;)">
            <text:p/>
          </table:table-cell>
          <table:table-cell table:style-name="ce207" table:formula="of:= IF([.F2] = &quot;&quot;; &quot;&quot;; IF(ISNUMBER(INDIRECT([.W$14]&amp;&quot;G&quot;&amp;TEXT([.W2] + 4;0))); INDIRECT([.W$14]&amp;&quot;G&quot;&amp;TEXT([.W2] + 4;0)); &quot;&quot;))">
            <text:p/>
          </table:table-cell>
          <table:table-cell table:style-name="ce203" table:formula="of:= IF(ISNUMBER([.Y2]); INDIRECT([.Y$14]&amp;&quot;F&quot;&amp;TEXT([.Y2] + 4;0));&quot;&quot;)">
            <text:p/>
          </table:table-cell>
          <table:table-cell table:style-name="ce207" table:formula="of:= IF([.H2] = &quot;&quot;; &quot;&quot;; IF(ISNUMBER(INDIRECT([.Y$14]&amp;&quot;G&quot;&amp;TEXT([.Y2] + 4;0))); INDIRECT([.Y$14]&amp;&quot;G&quot;&amp;TEXT([.Y2] + 4;0)); &quot;&quot;))">
            <text:p/>
          </table:table-cell>
          <table:table-cell table:style-name="ce203" table:formula="of:= IF(ISNUMBER([.AA2]); INDIRECT([.AA$14]&amp;&quot;F&quot;&amp;TEXT([.AA2] + 4;0));&quot;&quot;)">
            <text:p/>
          </table:table-cell>
          <table:table-cell table:style-name="ce207" table:formula="of:= IF([.J2] = &quot;&quot;; &quot;&quot;; IF(ISNUMBER(INDIRECT([.AA$14]&amp;&quot;G&quot;&amp;TEXT([.AA2] + 4;0))); INDIRECT([.AA$14]&amp;&quot;G&quot;&amp;TEXT([.AA2] + 4;0)); &quot;&quot;))">
            <text:p/>
          </table:table-cell>
          <table:table-cell table:style-name="ce203" table:formula="of:= IF(ISNUMBER([.AC2]); INDIRECT([.AC$14]&amp;&quot;F&quot;&amp;TEXT([.AC2] + 4;0));&quot;&quot;)">
            <text:p/>
          </table:table-cell>
          <table:table-cell table:style-name="ce207" table:formula="of:= IF([.L2] = &quot;&quot;; &quot;&quot;; IF(ISNUMBER(INDIRECT([.AC$14]&amp;&quot;G&quot;&amp;TEXT([.AC2] + 4;0))); INDIRECT([.AC$14]&amp;&quot;G&quot;&amp;TEXT([.AC2] + 4;0)); &quot;&quot;))">
            <text:p/>
          </table:table-cell>
          <table:table-cell table:style-name="ce211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30" table:formula="of:= IF(ISNUMBER([.N2]); [.N2]; 0)" office:value-type="float" office:value="0" calcext:value-type="float">
            <text:p>0</text:p>
          </table:table-cell>
          <table:table-cell table:style-name="ce215" table:formula="of:= IF(ISNUMBER([.S2]); [.S2]; IF([.S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2];[$Startnummer.$B$5:.$B$16];0)); VLOOKUP([.C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2" calcext:value-type="float">
            <text:p>2</text:p>
          </table:table-cell>
          <table:table-cell table:style-name="ce9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199" office:value-type="string" calcext:value-type="string">
            <text:p>RoboKids 2 </text:p>
          </table:table-cell>
          <table:table-cell table:style-name="ce203" table:formula="of:= IF(ISNUMBER([.U3]); INDIRECT([.U$14]&amp;&quot;F&quot;&amp;TEXT([.U3] + 4;0));&quot;&quot;)">
            <text:p/>
          </table:table-cell>
          <table:table-cell table:style-name="ce207" table:formula="of:= IF([.D3] = &quot;&quot;; &quot;&quot;; IF(ISNUMBER(INDIRECT([.U$14]&amp;&quot;G&quot;&amp;TEXT([.U3] + 4;0))); INDIRECT([.U$14]&amp;&quot;G&quot;&amp;TEXT([.U3] + 4;0)); &quot;&quot;))">
            <text:p/>
          </table:table-cell>
          <table:table-cell table:style-name="ce203" table:formula="of:= IF(ISNUMBER([.W3]); INDIRECT([.W$14]&amp;&quot;F&quot;&amp;TEXT([.W3] + 4;0));&quot;&quot;)">
            <text:p/>
          </table:table-cell>
          <table:table-cell table:style-name="ce207" table:formula="of:= IF([.F3] = &quot;&quot;; &quot;&quot;; IF(ISNUMBER(INDIRECT([.W$14]&amp;&quot;G&quot;&amp;TEXT([.W3] + 4;0))); INDIRECT([.W$14]&amp;&quot;G&quot;&amp;TEXT([.W3] + 4;0)); &quot;&quot;))">
            <text:p/>
          </table:table-cell>
          <table:table-cell table:style-name="ce203" table:formula="of:= IF(ISNUMBER([.Y3]); INDIRECT([.Y$14]&amp;&quot;F&quot;&amp;TEXT([.Y3] + 4;0));&quot;&quot;)">
            <text:p/>
          </table:table-cell>
          <table:table-cell table:style-name="ce207" table:formula="of:= IF([.H3] = &quot;&quot;; &quot;&quot;; IF(ISNUMBER(INDIRECT([.Y$14]&amp;&quot;G&quot;&amp;TEXT([.Y3] + 4;0))); INDIRECT([.Y$14]&amp;&quot;G&quot;&amp;TEXT([.Y3] + 4;0)); &quot;&quot;))">
            <text:p/>
          </table:table-cell>
          <table:table-cell table:style-name="ce203" table:formula="of:= IF(ISNUMBER([.AA3]); INDIRECT([.AA$14]&amp;&quot;F&quot;&amp;TEXT([.AA3] + 4;0));&quot;&quot;)">
            <text:p/>
          </table:table-cell>
          <table:table-cell table:style-name="ce207" table:formula="of:= IF([.J3] = &quot;&quot;; &quot;&quot;; IF(ISNUMBER(INDIRECT([.AA$14]&amp;&quot;G&quot;&amp;TEXT([.AA3] + 4;0))); INDIRECT([.AA$14]&amp;&quot;G&quot;&amp;TEXT([.AA3] + 4;0)); &quot;&quot;))">
            <text:p/>
          </table:table-cell>
          <table:table-cell table:style-name="ce203" table:formula="of:= IF(ISNUMBER([.AC3]); INDIRECT([.AC$14]&amp;&quot;F&quot;&amp;TEXT([.AC3] + 4;0));&quot;&quot;)">
            <text:p/>
          </table:table-cell>
          <table:table-cell table:style-name="ce207" table:formula="of:= IF([.L3] = &quot;&quot;; &quot;&quot;; IF(ISNUMBER(INDIRECT([.AC$14]&amp;&quot;G&quot;&amp;TEXT([.AC3] + 4;0))); INDIRECT([.AC$14]&amp;&quot;G&quot;&amp;TEXT([.AC3] + 4;0)); &quot;&quot;))">
            <text:p/>
          </table:table-cell>
          <table:table-cell table:style-name="ce211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30" table:formula="of:= IF(ISNUMBER([.N3]); [.N3]; 0)" office:value-type="float" office:value="0" calcext:value-type="float">
            <text:p>0</text:p>
          </table:table-cell>
          <table:table-cell table:style-name="ce215" table:formula="of:= IF(ISNUMBER([.S3]); [.S3]; IF([.S3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3];[$Startnummer.$B$5:.$B$16];0)); VLOOKUP([.C3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9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199" office:value-type="string" calcext:value-type="string">
            <text:p>KeplerLEGO 1 </text:p>
          </table:table-cell>
          <table:table-cell table:style-name="ce203" table:formula="of:= IF(ISNUMBER([.U4]); INDIRECT([.U$14]&amp;&quot;F&quot;&amp;TEXT([.U4] + 4;0));&quot;&quot;)">
            <text:p/>
          </table:table-cell>
          <table:table-cell table:style-name="ce207" table:formula="of:= IF([.D4] = &quot;&quot;; &quot;&quot;; IF(ISNUMBER(INDIRECT([.U$14]&amp;&quot;G&quot;&amp;TEXT([.U4] + 4;0))); INDIRECT([.U$14]&amp;&quot;G&quot;&amp;TEXT([.U4] + 4;0)); &quot;&quot;))">
            <text:p/>
          </table:table-cell>
          <table:table-cell table:style-name="ce203" table:formula="of:= IF(ISNUMBER([.W4]); INDIRECT([.W$14]&amp;&quot;F&quot;&amp;TEXT([.W4] + 4;0));&quot;&quot;)">
            <text:p/>
          </table:table-cell>
          <table:table-cell table:style-name="ce207" table:formula="of:= IF([.F4] = &quot;&quot;; &quot;&quot;; IF(ISNUMBER(INDIRECT([.W$14]&amp;&quot;G&quot;&amp;TEXT([.W4] + 4;0))); INDIRECT([.W$14]&amp;&quot;G&quot;&amp;TEXT([.W4] + 4;0)); &quot;&quot;))">
            <text:p/>
          </table:table-cell>
          <table:table-cell table:style-name="ce203" table:formula="of:= IF(ISNUMBER([.Y4]); INDIRECT([.Y$14]&amp;&quot;F&quot;&amp;TEXT([.Y4] + 4;0));&quot;&quot;)">
            <text:p/>
          </table:table-cell>
          <table:table-cell table:style-name="ce207" table:formula="of:= IF([.H4] = &quot;&quot;; &quot;&quot;; IF(ISNUMBER(INDIRECT([.Y$14]&amp;&quot;G&quot;&amp;TEXT([.Y4] + 4;0))); INDIRECT([.Y$14]&amp;&quot;G&quot;&amp;TEXT([.Y4] + 4;0)); &quot;&quot;))">
            <text:p/>
          </table:table-cell>
          <table:table-cell table:style-name="ce203" table:formula="of:= IF(ISNUMBER([.AA4]); INDIRECT([.AA$14]&amp;&quot;F&quot;&amp;TEXT([.AA4] + 4;0));&quot;&quot;)">
            <text:p/>
          </table:table-cell>
          <table:table-cell table:style-name="ce207" table:formula="of:= IF([.J4] = &quot;&quot;; &quot;&quot;; IF(ISNUMBER(INDIRECT([.AA$14]&amp;&quot;G&quot;&amp;TEXT([.AA4] + 4;0))); INDIRECT([.AA$14]&amp;&quot;G&quot;&amp;TEXT([.AA4] + 4;0)); &quot;&quot;))">
            <text:p/>
          </table:table-cell>
          <table:table-cell table:style-name="ce203" table:formula="of:= IF(ISNUMBER([.AC4]); INDIRECT([.AC$14]&amp;&quot;F&quot;&amp;TEXT([.AC4] + 4;0));&quot;&quot;)">
            <text:p/>
          </table:table-cell>
          <table:table-cell table:style-name="ce207" table:formula="of:= IF([.L4] = &quot;&quot;; &quot;&quot;; IF(ISNUMBER(INDIRECT([.AC$14]&amp;&quot;G&quot;&amp;TEXT([.AC4] + 4;0))); INDIRECT([.AC$14]&amp;&quot;G&quot;&amp;TEXT([.AC4] + 4;0)); &quot;&quot;))">
            <text:p/>
          </table:table-cell>
          <table:table-cell table:style-name="ce211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30" table:formula="of:= IF(ISNUMBER([.N4]); [.N4]; 0)" office:value-type="float" office:value="0" calcext:value-type="float">
            <text:p>0</text:p>
          </table:table-cell>
          <table:table-cell table:style-name="ce215" table:formula="of:= IF(ISNUMBER([.S4]); [.S4]; IF([.S4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4];[$Startnummer.$B$5:.$B$16];0)); VLOOKUP([.C4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4" calcext:value-type="float">
            <text:p>4</text:p>
          </table:table-cell>
          <table:table-cell table:style-name="ce9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199" office:value-type="string" calcext:value-type="string">
            <text:p>KeplerLEGO 2 </text:p>
          </table:table-cell>
          <table:table-cell table:style-name="ce203" table:formula="of:= IF(ISNUMBER([.U5]); INDIRECT([.U$14]&amp;&quot;F&quot;&amp;TEXT([.U5] + 4;0));&quot;&quot;)">
            <text:p/>
          </table:table-cell>
          <table:table-cell table:style-name="ce207" table:formula="of:= IF([.D5] = &quot;&quot;; &quot;&quot;; IF(ISNUMBER(INDIRECT([.U$14]&amp;&quot;G&quot;&amp;TEXT([.U5] + 4;0))); INDIRECT([.U$14]&amp;&quot;G&quot;&amp;TEXT([.U5] + 4;0)); &quot;&quot;))">
            <text:p/>
          </table:table-cell>
          <table:table-cell table:style-name="ce203" table:formula="of:= IF(ISNUMBER([.W5]); INDIRECT([.W$14]&amp;&quot;F&quot;&amp;TEXT([.W5] + 4;0));&quot;&quot;)">
            <text:p/>
          </table:table-cell>
          <table:table-cell table:style-name="ce207" table:formula="of:= IF([.F5] = &quot;&quot;; &quot;&quot;; IF(ISNUMBER(INDIRECT([.W$14]&amp;&quot;G&quot;&amp;TEXT([.W5] + 4;0))); INDIRECT([.W$14]&amp;&quot;G&quot;&amp;TEXT([.W5] + 4;0)); &quot;&quot;))">
            <text:p/>
          </table:table-cell>
          <table:table-cell table:style-name="ce203" table:formula="of:= IF(ISNUMBER([.Y5]); INDIRECT([.Y$14]&amp;&quot;F&quot;&amp;TEXT([.Y5] + 4;0));&quot;&quot;)">
            <text:p/>
          </table:table-cell>
          <table:table-cell table:style-name="ce207" table:formula="of:= IF([.H5] = &quot;&quot;; &quot;&quot;; IF(ISNUMBER(INDIRECT([.Y$14]&amp;&quot;G&quot;&amp;TEXT([.Y5] + 4;0))); INDIRECT([.Y$14]&amp;&quot;G&quot;&amp;TEXT([.Y5] + 4;0)); &quot;&quot;))">
            <text:p/>
          </table:table-cell>
          <table:table-cell table:style-name="ce203" table:formula="of:= IF(ISNUMBER([.AA5]); INDIRECT([.AA$14]&amp;&quot;F&quot;&amp;TEXT([.AA5] + 4;0));&quot;&quot;)">
            <text:p/>
          </table:table-cell>
          <table:table-cell table:style-name="ce207" table:formula="of:= IF([.J5] = &quot;&quot;; &quot;&quot;; IF(ISNUMBER(INDIRECT([.AA$14]&amp;&quot;G&quot;&amp;TEXT([.AA5] + 4;0))); INDIRECT([.AA$14]&amp;&quot;G&quot;&amp;TEXT([.AA5] + 4;0)); &quot;&quot;))">
            <text:p/>
          </table:table-cell>
          <table:table-cell table:style-name="ce203" table:formula="of:= IF(ISNUMBER([.AC5]); INDIRECT([.AC$14]&amp;&quot;F&quot;&amp;TEXT([.AC5] + 4;0));&quot;&quot;)">
            <text:p/>
          </table:table-cell>
          <table:table-cell table:style-name="ce207" table:formula="of:= IF([.L5] = &quot;&quot;; &quot;&quot;; IF(ISNUMBER(INDIRECT([.AC$14]&amp;&quot;G&quot;&amp;TEXT([.AC5] + 4;0))); INDIRECT([.AC$14]&amp;&quot;G&quot;&amp;TEXT([.AC5] + 4;0)); &quot;&quot;))">
            <text:p/>
          </table:table-cell>
          <table:table-cell table:style-name="ce211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30" table:formula="of:= IF(ISNUMBER([.N5]); [.N5]; 0)" office:value-type="float" office:value="0" calcext:value-type="float">
            <text:p>0</text:p>
          </table:table-cell>
          <table:table-cell table:style-name="ce215" table:formula="of:= IF(ISNUMBER([.S5]); [.S5]; IF([.S5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5];[$Startnummer.$B$5:.$B$16];0)); VLOOKUP([.C5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5" calcext:value-type="float">
            <text:p>5</text:p>
          </table:table-cell>
          <table:table-cell table:style-name="ce9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199" office:value-type="string" calcext:value-type="string">
            <text:p>SRZ 1 </text:p>
          </table:table-cell>
          <table:table-cell table:style-name="ce203" table:formula="of:= IF(ISNUMBER([.U6]); INDIRECT([.U$14]&amp;&quot;F&quot;&amp;TEXT([.U6] + 4;0));&quot;&quot;)">
            <text:p/>
          </table:table-cell>
          <table:table-cell table:style-name="ce207" table:formula="of:= IF([.D6] = &quot;&quot;; &quot;&quot;; IF(ISNUMBER(INDIRECT([.U$14]&amp;&quot;G&quot;&amp;TEXT([.U6] + 4;0))); INDIRECT([.U$14]&amp;&quot;G&quot;&amp;TEXT([.U6] + 4;0)); &quot;&quot;))">
            <text:p/>
          </table:table-cell>
          <table:table-cell table:style-name="ce203" table:formula="of:= IF(ISNUMBER([.W6]); INDIRECT([.W$14]&amp;&quot;F&quot;&amp;TEXT([.W6] + 4;0));&quot;&quot;)">
            <text:p/>
          </table:table-cell>
          <table:table-cell table:style-name="ce207" table:formula="of:= IF([.F6] = &quot;&quot;; &quot;&quot;; IF(ISNUMBER(INDIRECT([.W$14]&amp;&quot;G&quot;&amp;TEXT([.W6] + 4;0))); INDIRECT([.W$14]&amp;&quot;G&quot;&amp;TEXT([.W6] + 4;0)); &quot;&quot;))">
            <text:p/>
          </table:table-cell>
          <table:table-cell table:style-name="ce203" table:formula="of:= IF(ISNUMBER([.Y6]); INDIRECT([.Y$14]&amp;&quot;F&quot;&amp;TEXT([.Y6] + 4;0));&quot;&quot;)">
            <text:p/>
          </table:table-cell>
          <table:table-cell table:style-name="ce207" table:formula="of:= IF([.H6] = &quot;&quot;; &quot;&quot;; IF(ISNUMBER(INDIRECT([.Y$14]&amp;&quot;G&quot;&amp;TEXT([.Y6] + 4;0))); INDIRECT([.Y$14]&amp;&quot;G&quot;&amp;TEXT([.Y6] + 4;0)); &quot;&quot;))">
            <text:p/>
          </table:table-cell>
          <table:table-cell table:style-name="ce203" table:formula="of:= IF(ISNUMBER([.AA6]); INDIRECT([.AA$14]&amp;&quot;F&quot;&amp;TEXT([.AA6] + 4;0));&quot;&quot;)">
            <text:p/>
          </table:table-cell>
          <table:table-cell table:style-name="ce207" table:formula="of:= IF([.J6] = &quot;&quot;; &quot;&quot;; IF(ISNUMBER(INDIRECT([.AA$14]&amp;&quot;G&quot;&amp;TEXT([.AA6] + 4;0))); INDIRECT([.AA$14]&amp;&quot;G&quot;&amp;TEXT([.AA6] + 4;0)); &quot;&quot;))">
            <text:p/>
          </table:table-cell>
          <table:table-cell table:style-name="ce203" table:formula="of:= IF(ISNUMBER([.AC6]); INDIRECT([.AC$14]&amp;&quot;F&quot;&amp;TEXT([.AC6] + 4;0));&quot;&quot;)">
            <text:p/>
          </table:table-cell>
          <table:table-cell table:style-name="ce207" table:formula="of:= IF([.L6] = &quot;&quot;; &quot;&quot;; IF(ISNUMBER(INDIRECT([.AC$14]&amp;&quot;G&quot;&amp;TEXT([.AC6] + 4;0))); INDIRECT([.AC$14]&amp;&quot;G&quot;&amp;TEXT([.AC6] + 4;0)); &quot;&quot;))">
            <text:p/>
          </table:table-cell>
          <table:table-cell table:style-name="ce211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30" table:formula="of:= IF(ISNUMBER([.N6]); [.N6]; 0)" office:value-type="float" office:value="0" calcext:value-type="float">
            <text:p>0</text:p>
          </table:table-cell>
          <table:table-cell table:style-name="ce215" table:formula="of:= IF(ISNUMBER([.S6]); [.S6]; IF([.S6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6];[$Startnummer.$B$5:.$B$16];0)); VLOOKUP([.C6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C$14]&amp;&quot;D5:D16&quot;);0)); MATCH([.$C6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6" calcext:value-type="float">
            <text:p>6</text:p>
          </table:table-cell>
          <table:table-cell table:style-name="ce9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199" office:value-type="string" calcext:value-type="string">
            <text:p>Franzi 1 </text:p>
          </table:table-cell>
          <table:table-cell table:style-name="ce203" table:formula="of:= IF(ISNUMBER([.U7]); INDIRECT([.U$14]&amp;&quot;F&quot;&amp;TEXT([.U7] + 4;0));&quot;&quot;)">
            <text:p/>
          </table:table-cell>
          <table:table-cell table:style-name="ce207" table:formula="of:= IF([.D7] = &quot;&quot;; &quot;&quot;; IF(ISNUMBER(INDIRECT([.U$14]&amp;&quot;G&quot;&amp;TEXT([.U7] + 4;0))); INDIRECT([.U$14]&amp;&quot;G&quot;&amp;TEXT([.U7] + 4;0)); &quot;&quot;))">
            <text:p/>
          </table:table-cell>
          <table:table-cell table:style-name="ce203" table:formula="of:= IF(ISNUMBER([.W7]); INDIRECT([.W$14]&amp;&quot;F&quot;&amp;TEXT([.W7] + 4;0));&quot;&quot;)">
            <text:p/>
          </table:table-cell>
          <table:table-cell table:style-name="ce207" table:formula="of:= IF([.F7] = &quot;&quot;; &quot;&quot;; IF(ISNUMBER(INDIRECT([.W$14]&amp;&quot;G&quot;&amp;TEXT([.W7] + 4;0))); INDIRECT([.W$14]&amp;&quot;G&quot;&amp;TEXT([.W7] + 4;0)); &quot;&quot;))">
            <text:p/>
          </table:table-cell>
          <table:table-cell table:style-name="ce203" table:formula="of:= IF(ISNUMBER([.Y7]); INDIRECT([.Y$14]&amp;&quot;F&quot;&amp;TEXT([.Y7] + 4;0));&quot;&quot;)">
            <text:p/>
          </table:table-cell>
          <table:table-cell table:style-name="ce207" table:formula="of:= IF([.H7] = &quot;&quot;; &quot;&quot;; IF(ISNUMBER(INDIRECT([.Y$14]&amp;&quot;G&quot;&amp;TEXT([.Y7] + 4;0))); INDIRECT([.Y$14]&amp;&quot;G&quot;&amp;TEXT([.Y7] + 4;0)); &quot;&quot;))">
            <text:p/>
          </table:table-cell>
          <table:table-cell table:style-name="ce203" table:formula="of:= IF(ISNUMBER([.AA7]); INDIRECT([.AA$14]&amp;&quot;F&quot;&amp;TEXT([.AA7] + 4;0));&quot;&quot;)">
            <text:p/>
          </table:table-cell>
          <table:table-cell table:style-name="ce207" table:formula="of:= IF([.J7] = &quot;&quot;; &quot;&quot;; IF(ISNUMBER(INDIRECT([.AA$14]&amp;&quot;G&quot;&amp;TEXT([.AA7] + 4;0))); INDIRECT([.AA$14]&amp;&quot;G&quot;&amp;TEXT([.AA7] + 4;0)); &quot;&quot;))">
            <text:p/>
          </table:table-cell>
          <table:table-cell table:style-name="ce203" table:formula="of:= IF(ISNUMBER([.AC7]); INDIRECT([.AC$14]&amp;&quot;F&quot;&amp;TEXT([.AC7] + 4;0));&quot;&quot;)">
            <text:p/>
          </table:table-cell>
          <table:table-cell table:style-name="ce207" table:formula="of:= IF([.L7] = &quot;&quot;; &quot;&quot;; IF(ISNUMBER(INDIRECT([.AC$14]&amp;&quot;G&quot;&amp;TEXT([.AC7] + 4;0))); INDIRECT([.AC$14]&amp;&quot;G&quot;&amp;TEXT([.AC7] + 4;0)); &quot;&quot;))">
            <text:p/>
          </table:table-cell>
          <table:table-cell table:style-name="ce211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30" table:formula="of:= IF(ISNUMBER([.N7]); [.N7]; 0)" office:value-type="float" office:value="0" calcext:value-type="float">
            <text:p>0</text:p>
          </table:table-cell>
          <table:table-cell table:style-name="ce215" table:formula="of:= IF(ISNUMBER([.S7]); [.S7]; IF([.S7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7];[$Startnummer.$B$5:.$B$16];0)); VLOOKUP([.C7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7" calcext:value-type="float">
            <text:p>7</text:p>
          </table:table-cell>
          <table:table-cell table:style-name="ce9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199" office:value-type="string" calcext:value-type="string">
            <text:p>DaTiFen Bots </text:p>
          </table:table-cell>
          <table:table-cell table:style-name="ce203" table:formula="of:= IF(ISNUMBER([.U8]); INDIRECT([.U$14]&amp;&quot;F&quot;&amp;TEXT([.U8] + 4;0));&quot;&quot;)">
            <text:p/>
          </table:table-cell>
          <table:table-cell table:style-name="ce207" table:formula="of:= IF([.D8] = &quot;&quot;; &quot;&quot;; IF(ISNUMBER(INDIRECT([.U$14]&amp;&quot;G&quot;&amp;TEXT([.U8] + 4;0))); INDIRECT([.U$14]&amp;&quot;G&quot;&amp;TEXT([.U8] + 4;0)); &quot;&quot;))">
            <text:p/>
          </table:table-cell>
          <table:table-cell table:style-name="ce203" table:formula="of:= IF(ISNUMBER([.W8]); INDIRECT([.W$14]&amp;&quot;F&quot;&amp;TEXT([.W8] + 4;0));&quot;&quot;)">
            <text:p/>
          </table:table-cell>
          <table:table-cell table:style-name="ce207" table:formula="of:= IF([.F8] = &quot;&quot;; &quot;&quot;; IF(ISNUMBER(INDIRECT([.W$14]&amp;&quot;G&quot;&amp;TEXT([.W8] + 4;0))); INDIRECT([.W$14]&amp;&quot;G&quot;&amp;TEXT([.W8] + 4;0)); &quot;&quot;))">
            <text:p/>
          </table:table-cell>
          <table:table-cell table:style-name="ce203" table:formula="of:= IF(ISNUMBER([.Y8]); INDIRECT([.Y$14]&amp;&quot;F&quot;&amp;TEXT([.Y8] + 4;0));&quot;&quot;)">
            <text:p/>
          </table:table-cell>
          <table:table-cell table:style-name="ce207" table:formula="of:= IF([.H8] = &quot;&quot;; &quot;&quot;; IF(ISNUMBER(INDIRECT([.Y$14]&amp;&quot;G&quot;&amp;TEXT([.Y8] + 4;0))); INDIRECT([.Y$14]&amp;&quot;G&quot;&amp;TEXT([.Y8] + 4;0)); &quot;&quot;))">
            <text:p/>
          </table:table-cell>
          <table:table-cell table:style-name="ce203" table:formula="of:= IF(ISNUMBER([.AA8]); INDIRECT([.AA$14]&amp;&quot;F&quot;&amp;TEXT([.AA8] + 4;0));&quot;&quot;)">
            <text:p/>
          </table:table-cell>
          <table:table-cell table:style-name="ce207" table:formula="of:= IF([.J8] = &quot;&quot;; &quot;&quot;; IF(ISNUMBER(INDIRECT([.AA$14]&amp;&quot;G&quot;&amp;TEXT([.AA8] + 4;0))); INDIRECT([.AA$14]&amp;&quot;G&quot;&amp;TEXT([.AA8] + 4;0)); &quot;&quot;))">
            <text:p/>
          </table:table-cell>
          <table:table-cell table:style-name="ce203" table:formula="of:= IF(ISNUMBER([.AC8]); INDIRECT([.AC$14]&amp;&quot;F&quot;&amp;TEXT([.AC8] + 4;0));&quot;&quot;)">
            <text:p/>
          </table:table-cell>
          <table:table-cell table:style-name="ce207" table:formula="of:= IF([.L8] = &quot;&quot;; &quot;&quot;; IF(ISNUMBER(INDIRECT([.AC$14]&amp;&quot;G&quot;&amp;TEXT([.AC8] + 4;0))); INDIRECT([.AC$14]&amp;&quot;G&quot;&amp;TEXT([.AC8] + 4;0)); &quot;&quot;))">
            <text:p/>
          </table:table-cell>
          <table:table-cell table:style-name="ce211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30" table:formula="of:= IF(ISNUMBER([.N8]); [.N8]; 0)" office:value-type="float" office:value="0" calcext:value-type="float">
            <text:p>0</text:p>
          </table:table-cell>
          <table:table-cell table:style-name="ce215" table:formula="of:= IF(ISNUMBER([.S8]); [.S8]; IF([.S8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8];[$Startnummer.$B$5:.$B$16];0)); VLOOKUP([.C8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8];INDIRECT([.AC$14]&amp;&quot;D5:D16&quot;);0)); MATCH([.$C8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8" calcext:value-type="float">
            <text:p>8</text:p>
          </table:table-cell>
          <table:table-cell table:style-name="ce9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199" office:value-type="string" calcext:value-type="string">
            <text:p>Kepler mBot 2 </text:p>
          </table:table-cell>
          <table:table-cell table:style-name="ce203" table:formula="of:= IF(ISNUMBER([.U9]); INDIRECT([.U$14]&amp;&quot;F&quot;&amp;TEXT([.U9] + 4;0));&quot;&quot;)">
            <text:p/>
          </table:table-cell>
          <table:table-cell table:style-name="ce207" table:formula="of:= IF([.D9] = &quot;&quot;; &quot;&quot;; IF(ISNUMBER(INDIRECT([.U$14]&amp;&quot;G&quot;&amp;TEXT([.U9] + 4;0))); INDIRECT([.U$14]&amp;&quot;G&quot;&amp;TEXT([.U9] + 4;0)); &quot;&quot;))">
            <text:p/>
          </table:table-cell>
          <table:table-cell table:style-name="ce203" table:formula="of:= IF(ISNUMBER([.W9]); INDIRECT([.W$14]&amp;&quot;F&quot;&amp;TEXT([.W9] + 4;0));&quot;&quot;)">
            <text:p/>
          </table:table-cell>
          <table:table-cell table:style-name="ce207" table:formula="of:= IF([.F9] = &quot;&quot;; &quot;&quot;; IF(ISNUMBER(INDIRECT([.W$14]&amp;&quot;G&quot;&amp;TEXT([.W9] + 4;0))); INDIRECT([.W$14]&amp;&quot;G&quot;&amp;TEXT([.W9] + 4;0)); &quot;&quot;))">
            <text:p/>
          </table:table-cell>
          <table:table-cell table:style-name="ce203" table:formula="of:= IF(ISNUMBER([.Y9]); INDIRECT([.Y$14]&amp;&quot;F&quot;&amp;TEXT([.Y9] + 4;0));&quot;&quot;)">
            <text:p/>
          </table:table-cell>
          <table:table-cell table:style-name="ce207" table:formula="of:= IF([.H9] = &quot;&quot;; &quot;&quot;; IF(ISNUMBER(INDIRECT([.Y$14]&amp;&quot;G&quot;&amp;TEXT([.Y9] + 4;0))); INDIRECT([.Y$14]&amp;&quot;G&quot;&amp;TEXT([.Y9] + 4;0)); &quot;&quot;))">
            <text:p/>
          </table:table-cell>
          <table:table-cell table:style-name="ce203" table:formula="of:= IF(ISNUMBER([.AA9]); INDIRECT([.AA$14]&amp;&quot;F&quot;&amp;TEXT([.AA9] + 4;0));&quot;&quot;)">
            <text:p/>
          </table:table-cell>
          <table:table-cell table:style-name="ce207" table:formula="of:= IF([.J9] = &quot;&quot;; &quot;&quot;; IF(ISNUMBER(INDIRECT([.AA$14]&amp;&quot;G&quot;&amp;TEXT([.AA9] + 4;0))); INDIRECT([.AA$14]&amp;&quot;G&quot;&amp;TEXT([.AA9] + 4;0)); &quot;&quot;))">
            <text:p/>
          </table:table-cell>
          <table:table-cell table:style-name="ce203" table:formula="of:= IF(ISNUMBER([.AC9]); INDIRECT([.AC$14]&amp;&quot;F&quot;&amp;TEXT([.AC9] + 4;0));&quot;&quot;)">
            <text:p/>
          </table:table-cell>
          <table:table-cell table:style-name="ce207" table:formula="of:= IF([.L9] = &quot;&quot;; &quot;&quot;; IF(ISNUMBER(INDIRECT([.AC$14]&amp;&quot;G&quot;&amp;TEXT([.AC9] + 4;0))); INDIRECT([.AC$14]&amp;&quot;G&quot;&amp;TEXT([.AC9] + 4;0)); &quot;&quot;))">
            <text:p/>
          </table:table-cell>
          <table:table-cell table:style-name="ce211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30" table:formula="of:= IF(ISNUMBER([.N9]); [.N9]; 0)" office:value-type="float" office:value="0" calcext:value-type="float">
            <text:p>0</text:p>
          </table:table-cell>
          <table:table-cell table:style-name="ce215" table:formula="of:= IF(ISNUMBER([.S9]); [.S9]; IF([.S9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9];[$Startnummer.$B$5:.$B$16];0)); VLOOKUP([.C9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9" calcext:value-type="float">
            <text:p>9</text:p>
          </table:table-cell>
          <table:table-cell table:style-name="ce9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>
            <text:p/>
          </table:table-cell>
          <table:table-cell table:style-name="ce199" office:value-type="string" calcext:value-type="string">
            <text:p>RoboCop</text:p>
          </table:table-cell>
          <table:table-cell table:style-name="ce203" table:formula="of:= IF(ISNUMBER([.U10]); INDIRECT([.U$14]&amp;&quot;F&quot;&amp;TEXT([.U10] + 4;0));&quot;&quot;)">
            <text:p/>
          </table:table-cell>
          <table:table-cell table:style-name="ce207" table:formula="of:= IF([.D10] = &quot;&quot;; &quot;&quot;; IF(ISNUMBER(INDIRECT([.U$14]&amp;&quot;G&quot;&amp;TEXT([.U10] + 4;0))); INDIRECT([.U$14]&amp;&quot;G&quot;&amp;TEXT([.U10] + 4;0)); &quot;&quot;))">
            <text:p/>
          </table:table-cell>
          <table:table-cell table:style-name="ce203" table:formula="of:= IF(ISNUMBER([.W10]); INDIRECT([.W$14]&amp;&quot;F&quot;&amp;TEXT([.W10] + 4;0));&quot;&quot;)">
            <text:p/>
          </table:table-cell>
          <table:table-cell table:style-name="ce207" table:formula="of:= IF([.F10] = &quot;&quot;; &quot;&quot;; IF(ISNUMBER(INDIRECT([.W$14]&amp;&quot;G&quot;&amp;TEXT([.W10] + 4;0))); INDIRECT([.W$14]&amp;&quot;G&quot;&amp;TEXT([.W10] + 4;0)); &quot;&quot;))">
            <text:p/>
          </table:table-cell>
          <table:table-cell table:style-name="ce203" table:formula="of:= IF(ISNUMBER([.Y10]); INDIRECT([.Y$14]&amp;&quot;F&quot;&amp;TEXT([.Y10] + 4;0));&quot;&quot;)">
            <text:p/>
          </table:table-cell>
          <table:table-cell table:style-name="ce207" table:formula="of:= IF([.H10] = &quot;&quot;; &quot;&quot;; IF(ISNUMBER(INDIRECT([.Y$14]&amp;&quot;G&quot;&amp;TEXT([.Y10] + 4;0))); INDIRECT([.Y$14]&amp;&quot;G&quot;&amp;TEXT([.Y10] + 4;0)); &quot;&quot;))">
            <text:p/>
          </table:table-cell>
          <table:table-cell table:style-name="ce203" table:formula="of:= IF(ISNUMBER([.AA10]); INDIRECT([.AA$14]&amp;&quot;F&quot;&amp;TEXT([.AA10] + 4;0));&quot;&quot;)">
            <text:p/>
          </table:table-cell>
          <table:table-cell table:style-name="ce207" table:formula="of:= IF([.J10] = &quot;&quot;; &quot;&quot;; IF(ISNUMBER(INDIRECT([.AA$14]&amp;&quot;G&quot;&amp;TEXT([.AA10] + 4;0))); INDIRECT([.AA$14]&amp;&quot;G&quot;&amp;TEXT([.AA10] + 4;0)); &quot;&quot;))">
            <text:p/>
          </table:table-cell>
          <table:table-cell table:style-name="ce203" table:formula="of:= IF(ISNUMBER([.AC10]); INDIRECT([.AC$14]&amp;&quot;F&quot;&amp;TEXT([.AC10] + 4;0));&quot;&quot;)">
            <text:p/>
          </table:table-cell>
          <table:table-cell table:style-name="ce207" table:formula="of:= IF([.L10] = &quot;&quot;; &quot;&quot;; IF(ISNUMBER(INDIRECT([.AC$14]&amp;&quot;G&quot;&amp;TEXT([.AC10] + 4;0))); INDIRECT([.AC$14]&amp;&quot;G&quot;&amp;TEXT([.AC10] + 4;0)); &quot;&quot;))">
            <text:p/>
          </table:table-cell>
          <table:table-cell table:style-name="ce211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>
            <text:p/>
          </table:table-cell>
          <table:table-cell table:style-name="ce211"/>
          <table:table-cell table:style-name="ce30" table:formula="of:= IF(ISNUMBER([.N10]); [.N10]; 0)" office:value-type="float" office:value="0" calcext:value-type="float">
            <text:p>0</text:p>
          </table:table-cell>
          <table:table-cell table:style-name="ce215" table:formula="of:= IF(ISNUMBER([.S10]); [.S10]; IF([.S10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0];[$Startnummer.$B$5:.$B$16];0)); VLOOKUP([.C10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0" calcext:value-type="float">
            <text:p>10</text:p>
          </table:table-cell>
          <table:table-cell table:style-name="ce9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>
            <text:p/>
          </table:table-cell>
          <table:table-cell table:style-name="ce199"/>
          <table:table-cell table:style-name="ce203" table:formula="of:= IF(ISNUMBER([.U11]); INDIRECT([.U$14]&amp;&quot;F&quot;&amp;TEXT([.U11] + 4;0));&quot;&quot;)">
            <text:p/>
          </table:table-cell>
          <table:table-cell table:style-name="ce207" table:formula="of:= IF([.D11] = &quot;&quot;; &quot;&quot;; IF(ISNUMBER(INDIRECT([.U$14]&amp;&quot;G&quot;&amp;TEXT([.U11] + 4;0))); INDIRECT([.U$14]&amp;&quot;G&quot;&amp;TEXT([.U11] + 4;0)); &quot;&quot;))">
            <text:p/>
          </table:table-cell>
          <table:table-cell table:style-name="ce203" table:formula="of:= IF(ISNUMBER([.W11]); INDIRECT([.W$14]&amp;&quot;F&quot;&amp;TEXT([.W11] + 4;0));&quot;&quot;)">
            <text:p/>
          </table:table-cell>
          <table:table-cell table:style-name="ce207" table:formula="of:= IF([.F11] = &quot;&quot;; &quot;&quot;; IF(ISNUMBER(INDIRECT([.W$14]&amp;&quot;G&quot;&amp;TEXT([.W11] + 4;0))); INDIRECT([.W$14]&amp;&quot;G&quot;&amp;TEXT([.W11] + 4;0)); &quot;&quot;))">
            <text:p/>
          </table:table-cell>
          <table:table-cell table:style-name="ce203" table:formula="of:= IF(ISNUMBER([.Y11]); INDIRECT([.Y$14]&amp;&quot;F&quot;&amp;TEXT([.Y11] + 4;0));&quot;&quot;)">
            <text:p/>
          </table:table-cell>
          <table:table-cell table:style-name="ce207" table:formula="of:= IF([.H11] = &quot;&quot;; &quot;&quot;; IF(ISNUMBER(INDIRECT([.Y$14]&amp;&quot;G&quot;&amp;TEXT([.Y11] + 4;0))); INDIRECT([.Y$14]&amp;&quot;G&quot;&amp;TEXT([.Y11] + 4;0)); &quot;&quot;))">
            <text:p/>
          </table:table-cell>
          <table:table-cell table:style-name="ce203" table:formula="of:= IF(ISNUMBER([.AA11]); INDIRECT([.AA$14]&amp;&quot;F&quot;&amp;TEXT([.AA11] + 4;0));&quot;&quot;)">
            <text:p/>
          </table:table-cell>
          <table:table-cell table:style-name="ce207" table:formula="of:= IF([.J11] = &quot;&quot;; &quot;&quot;; IF(ISNUMBER(INDIRECT([.AA$14]&amp;&quot;G&quot;&amp;TEXT([.AA11] + 4;0))); INDIRECT([.AA$14]&amp;&quot;G&quot;&amp;TEXT([.AA11] + 4;0)); &quot;&quot;))">
            <text:p/>
          </table:table-cell>
          <table:table-cell table:style-name="ce203" table:formula="of:= IF(ISNUMBER([.AC11]); INDIRECT([.AC$14]&amp;&quot;F&quot;&amp;TEXT([.AC11] + 4;0));&quot;&quot;)">
            <text:p/>
          </table:table-cell>
          <table:table-cell table:style-name="ce207" table:formula="of:= IF([.L11] = &quot;&quot;; &quot;&quot;; IF(ISNUMBER(INDIRECT([.AC$14]&amp;&quot;G&quot;&amp;TEXT([.AC11] + 4;0))); INDIRECT([.AC$14]&amp;&quot;G&quot;&amp;TEXT([.AC11] + 4;0)); &quot;&quot;))">
            <text:p/>
          </table:table-cell>
          <table:table-cell table:style-name="ce211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>
            <text:p/>
          </table:table-cell>
          <table:table-cell table:style-name="ce211"/>
          <table:table-cell table:style-name="ce30" table:formula="of:= IF(ISNUMBER([.N11]); [.N11]; 0)" office:value-type="float" office:value="0" calcext:value-type="float">
            <text:p>0</text:p>
          </table:table-cell>
          <table:table-cell table:style-name="ce215" table:formula="of:= IF(ISNUMBER([.S11]); [.S11]; IF([.S11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1];[$Startnummer.$B$5:.$B$16];0)); VLOOKUP([.C11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C$14]&amp;&quot;D5:D16&quot;);0)); MATCH([.$C11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1" calcext:value-type="float">
            <text:p>11</text:p>
          </table:table-cell>
          <table:table-cell table:style-name="ce9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99"/>
          <table:table-cell table:style-name="ce203" table:formula="of:= IF(ISNUMBER([.U12]); INDIRECT([.U$14]&amp;&quot;F&quot;&amp;TEXT([.U12] + 4;0));&quot;&quot;)">
            <text:p/>
          </table:table-cell>
          <table:table-cell table:style-name="ce207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203" table:formula="of:= IF(ISNUMBER([.W12]); INDIRECT([.W$14]&amp;&quot;F&quot;&amp;TEXT([.W12] + 4;0));&quot;&quot;)">
            <text:p/>
          </table:table-cell>
          <table:table-cell table:style-name="ce207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203" table:formula="of:= IF(ISNUMBER([.Y12]); INDIRECT([.Y$14]&amp;&quot;F&quot;&amp;TEXT([.Y12] + 4;0));&quot;&quot;)">
            <text:p/>
          </table:table-cell>
          <table:table-cell table:style-name="ce207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203" table:formula="of:= IF(ISNUMBER([.AA12]); INDIRECT([.AA$14]&amp;&quot;F&quot;&amp;TEXT([.AA12] + 4;0));&quot;&quot;)">
            <text:p/>
          </table:table-cell>
          <table:table-cell table:style-name="ce207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203" table:formula="of:= IF(ISNUMBER([.AC12]); INDIRECT([.AC$14]&amp;&quot;F&quot;&amp;TEXT([.AC12] + 4;0));&quot;&quot;)">
            <text:p/>
          </table:table-cell>
          <table:table-cell table:style-name="ce207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211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2];[$Startnummer.$B$5:.$B$16];0)); VLOOKUP([.C12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2" calcext:value-type="float">
            <text:p>12</text:p>
          </table:table-cell>
          <table:table-cell table:style-name="ce9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99"/>
          <table:table-cell table:style-name="ce203" table:formula="of:= IF(ISNUMBER([.U13]); INDIRECT([.U$14]&amp;&quot;F&quot;&amp;TEXT([.U13] + 4;0));&quot;&quot;)">
            <text:p/>
          </table:table-cell>
          <table:table-cell table:style-name="ce207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203" table:formula="of:= IF(ISNUMBER([.W13]); INDIRECT([.W$14]&amp;&quot;F&quot;&amp;TEXT([.W13] + 4;0));&quot;&quot;)">
            <text:p/>
          </table:table-cell>
          <table:table-cell table:style-name="ce207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203" table:formula="of:= IF(ISNUMBER([.Y13]); INDIRECT([.Y$14]&amp;&quot;F&quot;&amp;TEXT([.Y13] + 4;0));&quot;&quot;)">
            <text:p/>
          </table:table-cell>
          <table:table-cell table:style-name="ce207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203" table:formula="of:= IF(ISNUMBER([.AA13]); INDIRECT([.AA$14]&amp;&quot;F&quot;&amp;TEXT([.AA13] + 4;0));&quot;&quot;)">
            <text:p/>
          </table:table-cell>
          <table:table-cell table:style-name="ce207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203" table:formula="of:= IF(ISNUMBER([.AC13]); INDIRECT([.AC$14]&amp;&quot;F&quot;&amp;TEXT([.AC13] + 4;0));&quot;&quot;)">
            <text:p/>
          </table:table-cell>
          <table:table-cell table:style-name="ce207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211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$Startnummer.$B$5:.$B$16];0)); VLOOKUP([.C13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/>
          <table:table-cell table:style-name="ce194" table:number-columns-repeated="2"/>
          <table:table-cell table:style-name="ce204" table:number-columns-repeated="10"/>
          <table:table-cell table:style-name="ce212" table:number-columns-repeated="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1">
          <table:table-cell/>
          <table:table-cell table:style-name="ce195"/>
          <table:table-cell table:style-name="ce15" office:value-type="string" calcext:value-type="string">
            <text:p>Team</text:p>
          </table:table-cell>
          <table:table-cell table:style-name="ce21" office:value-type="string" calcext:value-type="string" table:number-columns-spanned="2" table:number-rows-spanned="1">
            <text:p>Zusatzspiel</text:p>
          </table:table-cell>
          <table:covered-table-cell table:style-name="ce26"/>
          <table:table-cell table:style-name="ce200" table:number-columns-repeated="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5"/>
          <table:table-cell table:style-name="ce16"/>
          <table:table-cell table:style-name="ce22"/>
          <table:table-cell table:style-name="ce27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5"/>
          <table:table-cell table:style-name="ce201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6" table:number-columns-repeated="3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nummer" table:style-name="ta2" table:print-ranges="Startnummer.A2:Startnummer.C16">
        <office:forms form:automatic-focus="false" form:apply-design-mode="false"/>
        <table:table-column table:style-name="co9" table:default-cell-style-name="ce178"/>
        <table:table-column table:style-name="co10" table:default-cell-style-name="ce178"/>
        <table:table-column table:style-name="co11" table:default-cell-style-name="ce178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7" table:default-cell-style-name="Default"/>
        <table:table-row table:style-name="ro2">
          <table:table-cell table:number-columns-repeated="3"/>
          <table:table-cell table:style-name="ce84" table:number-columns-spanned="2" table:number-rows-spanned="1"/>
          <table:covered-table-cell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2" table:number-rows-spanned="1"/>
          <table:covered-table-cell table:style-name="ce86"/>
          <table:table-cell table:style-name="ce231" table:number-columns-spanned="2" table:number-rows-spanned="1"/>
          <table:covered-table-cell table:style-name="ce92"/>
          <table:table-cell table:style-name="ce231" table:number-columns-spanned="2" table:number-rows-spanned="1"/>
          <table:covered-table-cell table:style-name="ce92"/>
          <table:table-cell table:number-columns-repeated="38"/>
        </table:table-row>
        <table:table-row table:style-name="ro2">
          <table:table-cell table:style-name="ce179" office:value-type="string" calcext:value-type="string" table:number-columns-spanned="1" table:number-rows-spanned="2">
            <text:p>Block</text:p>
          </table:table-cell>
          <table:table-cell table:style-name="ce184" office:value-type="string" calcext:value-type="string" table:number-columns-spanned="1" table:number-rows-spanned="2">
            <text:p>Team</text:p>
          </table:table-cell>
          <table:table-cell table:style-name="ce190" office:value-type="string" calcext:value-type="string" table:number-columns-spanned="1" table:number-rows-spanned="2">
            <text:p>Startnummer</text:p>
          </table:table-cell>
          <table:table-cell table:style-name="ce214" table:number-columns-spanned="2" table:number-rows-spanned="1"/>
          <table:covered-table-cell table:style-name="ce219"/>
          <table:table-cell table:style-name="ce222" table:number-columns-spanned="5" table:number-rows-spanned="1"/>
          <table:covered-table-cell table:number-columns-repeated="4" table:style-name="ce219"/>
          <table:table-cell table:style-name="ce228" table:number-columns-spanned="5" table:number-rows-spanned="1"/>
          <table:covered-table-cell table:number-columns-repeated="4" table:style-name="ce219"/>
          <table:table-cell table:style-name="ce229" table:number-columns-spanned="5" table:number-rows-spanned="1"/>
          <table:covered-table-cell table:number-columns-repeated="4"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number-columns-repeated="38"/>
        </table:table-row>
        <table:table-row table:style-name="ro2">
          <table:covered-table-cell table:style-name="ce180"/>
          <table:covered-table-cell table:style-name="ce185"/>
          <table:covered-table-cell table:style-name="ce192"/>
          <table:table-cell table:style-name="ce86" table:number-columns-repeated="2"/>
          <table:table-cell table:style-name="ce92" table:number-columns-repeated="4"/>
          <table:table-cell table:style-name="ce86"/>
          <table:table-cell table:style-name="ce92" table:number-columns-repeated="4"/>
          <table:table-cell table:style-name="ce86"/>
          <table:table-cell table:style-name="ce92" table:number-columns-repeated="4"/>
          <table:table-cell table:style-name="ce86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/>
          <table:table-cell table:number-columns-repeated="38"/>
        </table:table-row>
        <table:table-row table:style-name="ro2">
          <table:table-cell table:style-name="ce181"/>
          <table:table-cell table:style-name="ce186"/>
          <table:table-cell table:style-name="ce198"/>
          <table:table-cell table:style-name="ce181" table:number-columns-repeated="2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/>
          <table:table-cell table:style-name="ce181"/>
          <table:table-cell table:style-name="ce186" table:number-columns-repeated="4"/>
          <table:table-cell table:number-columns-repeated="38"/>
        </table:table-row>
        <table:table-row table:style-name="ro2">
          <table:table-cell table:style-name="ce182" office:value-type="float" office:value="0" calcext:value-type="float" table:number-columns-spanned="1" table:number-rows-spanned="12">
            <text:p>0</text:p>
          </table:table-cell>
          <table:table-cell table:style-name="ce187" office:value-type="string" calcext:value-type="string">
            <text:p>RoboKids 1 </text:p>
          </table:table-cell>
          <table:table-cell table:style-name="ce202"/>
          <table:table-cell table:style-name="ce218"/>
          <table:table-cell table:style-name="ce220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Kids 2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LEGO 1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LEGO 2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SRZ 1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Franzi 1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DaTiFen Bots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 mBot 2 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Cop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/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/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0"/>
          <table:table-cell table:style-name="ce189"/>
          <table:table-cell table:style-name="ce210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rtnummer.F5:Startnummer.I16 Startnummer.K5:Startnummer.N16 Startnummer.U5:Startnummer.U16 Startnummer.P5:Startnummer.S16 Startnummer.W5:Startnummer.W16 Startnummer.Y5:Startnummer.Y16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6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AD16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09H30M00S" calcext:value-type="time">
            <text:p>09:30</text:p>
          </table:table-cell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1" calcext:value-type="float" table:number-columns-spanned="1" table:number-rows-spanned="12">
            <text:p>1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174" table:formula="of:= IF(ISNUMBER([.$B5]); IF([.$B5] &gt; 0; [.$F$4] + 5/60/24 * ([.$B5]-1); &quot;?&quot;); &quot;&quot;)">
            <text:p/>
          </table:table-cell>
          <table:table-cell table:style-name="ce137" table:formula="of:= IF(COUNT([.I5];[.N5];[.S5];[.X5];[.Z5];[.AB5];[.AD5]) &lt; 1; &quot;&quot;; MAX(SUM([.I5];[.N5];[.S5];[.X5];[.Z5];[.AB5];[.AD5]); 0))">
            <text:p/>
          </table:table-cell>
          <table:table-cell table:style-name="ce143"/>
          <table:table-cell table:style-name="ce241" table:formula="of:= IF([.H5] = &quot;&quot;; &quot;&quot;; [.$H$1])">
            <text:p/>
          </table:table-cell>
          <table:table-cell table:style-name="ce152"/>
          <table:table-cell table:style-name="ce157" table:number-columns-repeated="2"/>
          <table:table-cell table:style-name="ce160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152"/>
          <table:table-cell table:style-name="ce157" table:number-columns-repeated="2"/>
          <table:table-cell table:style-name="ce160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152"/>
          <table:table-cell table:style-name="ce157" table:number-columns-repeated="2"/>
          <table:table-cell table:style-name="ce160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157"/>
          <table:table-cell table:style-name="ce165" table:formula="of:= IF(ISNUMBER([.Y5]); [.Y5] * [.Y$1]; &quot;&quot;)">
            <text:p/>
          </table:table-cell>
          <table:table-cell table:style-name="ce157"/>
          <table:table-cell table:style-name="ce165" table:formula="of:= IF(ISNUMBER([.AA5]); [.AA5] * [.AA$1]; &quot;&quot;)">
            <text:p/>
          </table:table-cell>
          <table:table-cell table:style-name="ce157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IF(ISNUMBER([.$B6]); IF([.$B6] &gt; 0; [.$F$4] + 5/60/24 * ([.$B6]-1); &quot;?&quot;); &quot;&quot;)">
            <text:p/>
          </table:table-cell>
          <table:table-cell table:style-name="ce138" table:formula="of:= IF(COUNT([.I6];[.N6];[.S6];[.X6];[.Z6];[.AB6];[.AD6]) &lt; 1; &quot;&quot;; MAX(SUM([.I6];[.N6];[.S6];[.X6];[.Z6];[.AB6];[.AD6]); 0))">
            <text:p/>
          </table:table-cell>
          <table:table-cell table:style-name="ce8"/>
          <table:table-cell table:style-name="ce148" table:formula="of:= IF([.H6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7"/>
          <table:table-cell table:style-name="ce166" table:formula="of:= IF(ISNUMBER([.Y6]); [.Y6] * [.Y$1]; &quot;&quot;)">
            <text:p/>
          </table:table-cell>
          <table:table-cell table:style-name="ce7"/>
          <table:table-cell table:style-name="ce166" table:formula="of:= IF(ISNUMBER([.AA6]); [.AA6] * [.AA$1]; &quot;&quot;)">
            <text:p/>
          </table:table-cell>
          <table:table-cell table:style-name="ce7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IF(ISNUMBER([.$B7]); IF([.$B7] &gt; 0; [.$F$4] + 5/60/24 * ([.$B7]-1); &quot;?&quot;); &quot;&quot;)">
            <text:p/>
          </table:table-cell>
          <table:table-cell table:style-name="ce138" table:formula="of:= IF(COUNT([.I7];[.N7];[.S7];[.X7];[.Z7];[.AB7];[.AD7]) &lt; 1; &quot;&quot;; MAX(SUM([.I7];[.N7];[.S7];[.X7];[.Z7];[.AB7];[.AD7]); 0))">
            <text:p/>
          </table:table-cell>
          <table:table-cell table:style-name="ce8"/>
          <table:table-cell table:style-name="ce148" table:formula="of:= IF([.H7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7"/>
          <table:table-cell table:style-name="ce166" table:formula="of:= IF(ISNUMBER([.Y7]); [.Y7] * [.Y$1]; &quot;&quot;)">
            <text:p/>
          </table:table-cell>
          <table:table-cell table:style-name="ce7"/>
          <table:table-cell table:style-name="ce166" table:formula="of:= IF(ISNUMBER([.AA7]); [.AA7] * [.AA$1]; &quot;&quot;)">
            <text:p/>
          </table:table-cell>
          <table:table-cell table:style-name="ce7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IF(ISNUMBER([.$B8]); IF([.$B8] &gt; 0; [.$F$4] + 5/60/24 * ([.$B8]-1); &quot;?&quot;); &quot;&quot;)">
            <text:p/>
          </table:table-cell>
          <table:table-cell table:style-name="ce138" table:formula="of:= IF(COUNT([.I8];[.N8];[.S8];[.X8];[.Z8];[.AB8];[.AD8]) &lt; 1; &quot;&quot;; MAX(SUM([.I8];[.N8];[.S8];[.X8];[.Z8];[.AB8];[.AD8]); 0))">
            <text:p/>
          </table:table-cell>
          <table:table-cell table:style-name="ce8"/>
          <table:table-cell table:style-name="ce148" table:formula="of:= IF([.H8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7"/>
          <table:table-cell table:style-name="ce166" table:formula="of:= IF(ISNUMBER([.Y8]); [.Y8] * [.Y$1]; &quot;&quot;)">
            <text:p/>
          </table:table-cell>
          <table:table-cell table:style-name="ce7"/>
          <table:table-cell table:style-name="ce166" table:formula="of:= IF(ISNUMBER([.AA8]); [.AA8] * [.AA$1]; &quot;&quot;)">
            <text:p/>
          </table:table-cell>
          <table:table-cell table:style-name="ce7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IF(ISNUMBER([.$B9]); IF([.$B9] &gt; 0; [.$F$4] + 5/60/24 * ([.$B9]-1); &quot;?&quot;); &quot;&quot;)">
            <text:p/>
          </table:table-cell>
          <table:table-cell table:style-name="ce138" table:formula="of:= IF(COUNT([.I9];[.N9];[.S9];[.X9];[.Z9];[.AB9];[.AD9]) &lt; 1; &quot;&quot;; MAX(SUM([.I9];[.N9];[.S9];[.X9];[.Z9];[.AB9];[.AD9]); 0))">
            <text:p/>
          </table:table-cell>
          <table:table-cell table:style-name="ce8"/>
          <table:table-cell table:style-name="ce148" table:formula="of:= IF([.H9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7"/>
          <table:table-cell table:style-name="ce166" table:formula="of:= IF(ISNUMBER([.Y9]); [.Y9] * [.Y$1]; &quot;&quot;)">
            <text:p/>
          </table:table-cell>
          <table:table-cell table:style-name="ce7"/>
          <table:table-cell table:style-name="ce166" table:formula="of:= IF(ISNUMBER([.AA9]); [.AA9] * [.AA$1]; &quot;&quot;)">
            <text:p/>
          </table:table-cell>
          <table:table-cell table:style-name="ce7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IF(ISNUMBER([.$B10]); IF([.$B10] &gt; 0; [.$F$4] + 5/60/24 * ([.$B10]-1); &quot;?&quot;); &quot;&quot;)">
            <text:p/>
          </table:table-cell>
          <table:table-cell table:style-name="ce138" table:formula="of:= IF(COUNT([.I10];[.N10];[.S10];[.X10];[.Z10];[.AB10];[.AD10]) &lt; 1; &quot;&quot;; MAX(SUM([.I10];[.N10];[.S10];[.X10];[.Z10];[.AB10];[.AD10]); 0))">
            <text:p/>
          </table:table-cell>
          <table:table-cell table:style-name="ce8"/>
          <table:table-cell table:style-name="ce148" table:formula="of:= IF([.H10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7"/>
          <table:table-cell table:style-name="ce166" table:formula="of:= IF(ISNUMBER([.Y10]); [.Y10] * [.Y$1]; &quot;&quot;)">
            <text:p/>
          </table:table-cell>
          <table:table-cell table:style-name="ce7"/>
          <table:table-cell table:style-name="ce166" table:formula="of:= IF(ISNUMBER([.AA10]); [.AA10] * [.AA$1]; &quot;&quot;)">
            <text:p/>
          </table:table-cell>
          <table:table-cell table:style-name="ce7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IF(ISNUMBER([.$B11]); IF([.$B11] &gt; 0; [.$F$4] + 5/60/24 * ([.$B11]-1); &quot;?&quot;); &quot;&quot;)">
            <text:p/>
          </table:table-cell>
          <table:table-cell table:style-name="ce138" table:formula="of:= IF(COUNT([.I11];[.N11];[.S11];[.X11];[.Z11];[.AB11];[.AD11]) &lt; 1; &quot;&quot;; MAX(SUM([.I11];[.N11];[.S11];[.X11];[.Z11];[.AB11];[.AD11]); 0))">
            <text:p/>
          </table:table-cell>
          <table:table-cell table:style-name="ce8"/>
          <table:table-cell table:style-name="ce148" table:formula="of:= IF([.H11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7"/>
          <table:table-cell table:style-name="ce166" table:formula="of:= IF(ISNUMBER([.Y11]); [.Y11] * [.Y$1]; &quot;&quot;)">
            <text:p/>
          </table:table-cell>
          <table:table-cell table:style-name="ce7"/>
          <table:table-cell table:style-name="ce166" table:formula="of:= IF(ISNUMBER([.AA11]); [.AA11] * [.AA$1]; &quot;&quot;)">
            <text:p/>
          </table:table-cell>
          <table:table-cell table:style-name="ce7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IF(ISNUMBER([.$B12]); IF([.$B12] &gt; 0; [.$F$4] + 5/60/24 * ([.$B12]-1); &quot;?&quot;); &quot;&quot;)">
            <text:p/>
          </table:table-cell>
          <table:table-cell table:style-name="ce138" table:formula="of:= IF(COUNT([.I12];[.N12];[.S12];[.X12];[.Z12];[.AB12];[.AD12]) &lt; 1; &quot;&quot;; MAX(SUM([.I12];[.N12];[.S12];[.X12];[.Z12];[.AB12];[.AD12]); 0))">
            <text:p/>
          </table:table-cell>
          <table:table-cell table:style-name="ce8"/>
          <table:table-cell table:style-name="ce148" table:formula="of:= IF([.H12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7"/>
          <table:table-cell table:style-name="ce166" table:formula="of:= IF(ISNUMBER([.Y12]); [.Y12] * [.Y$1]; &quot;&quot;)">
            <text:p/>
          </table:table-cell>
          <table:table-cell table:style-name="ce7"/>
          <table:table-cell table:style-name="ce166" table:formula="of:= IF(ISNUMBER([.AA12]); [.AA12] * [.AA$1]; &quot;&quot;)">
            <text:p/>
          </table:table-cell>
          <table:table-cell table:style-name="ce7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IF(ISNUMBER([.$B13]); IF([.$B13] &gt; 0; [.$F$4] + 5/60/24 * ([.$B13]-1); &quot;?&quot;); &quot;&quot;)">
            <text:p/>
          </table:table-cell>
          <table:table-cell table:style-name="ce138" table:formula="of:= IF(COUNT([.I13];[.N13];[.S13];[.X13];[.Z13];[.AB13];[.AD13]) &lt; 1; &quot;&quot;; MAX(SUM([.I13];[.N13];[.S13];[.X13];[.Z13];[.AB13];[.AD13]); 0))">
            <text:p/>
          </table:table-cell>
          <table:table-cell table:style-name="ce8"/>
          <table:table-cell table:style-name="ce148" table:formula="of:= IF([.H13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7"/>
          <table:table-cell table:style-name="ce166" table:formula="of:= IF(ISNUMBER([.Y13]); [.Y13] * [.Y$1]; &quot;&quot;)">
            <text:p/>
          </table:table-cell>
          <table:table-cell table:style-name="ce7"/>
          <table:table-cell table:style-name="ce166" table:formula="of:= IF(ISNUMBER([.AA13]); [.AA13] * [.AA$1]; &quot;&quot;)">
            <text:p/>
          </table:table-cell>
          <table:table-cell table:style-name="ce7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IF(ISNUMBER([.$B14]); IF([.$B14] &gt; 0; [.$F$4] + 5/60/24 * ([.$B14]-1); &quot;?&quot;); &quot;&quot;)">
            <text:p/>
          </table:table-cell>
          <table:table-cell table:style-name="ce138" table:formula="of:= IF(COUNT([.I14];[.N14];[.S14];[.X14];[.Z14];[.AB14];[.AD14]) &lt; 1; &quot;&quot;; MAX(SUM([.I14];[.N14];[.S14];[.X14];[.Z14];[.AB14];[.AD14]); 0))">
            <text:p/>
          </table:table-cell>
          <table:table-cell table:style-name="ce8"/>
          <table:table-cell table:style-name="ce148" table:formula="of:= IF([.H14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7"/>
          <table:table-cell table:style-name="ce166" table:formula="of:= IF(ISNUMBER([.Y14]); [.Y14] * [.Y$1]; &quot;&quot;)">
            <text:p/>
          </table:table-cell>
          <table:table-cell table:style-name="ce7"/>
          <table:table-cell table:style-name="ce166" table:formula="of:= IF(ISNUMBER([.AA14]); [.AA14] * [.AA$1]; &quot;&quot;)">
            <text:p/>
          </table:table-cell>
          <table:table-cell table:style-name="ce7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IF(ISNUMBER([.$B15]); IF([.$B15] &gt; 0; [.$F$4] + 5/60/24 * ([.$B15]-1); &quot;?&quot;); &quot;&quot;)">
            <text:p/>
          </table:table-cell>
          <table:table-cell table:style-name="ce138" table:formula="of:= IF(COUNT([.I15];[.N15];[.S15];[.X15];[.Z15];[.AB15];[.AD15]) &lt; 1; &quot;&quot;; MAX(SUM([.I15];[.N15];[.S15];[.X15];[.Z15];[.AB15];[.AD15]); 0))">
            <text:p/>
          </table:table-cell>
          <table:table-cell table:style-name="ce8"/>
          <table:table-cell table:style-name="ce148" table:formula="of:= IF([.H15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7"/>
          <table:table-cell table:style-name="ce166" table:formula="of:= IF(ISNUMBER([.Y15]); [.Y15] * [.Y$1]; &quot;&quot;)">
            <text:p/>
          </table:table-cell>
          <table:table-cell table:style-name="ce7"/>
          <table:table-cell table:style-name="ce166" table:formula="of:= IF(ISNUMBER([.AA15]); [.AA15] * [.AA$1]; &quot;&quot;)">
            <text:p/>
          </table:table-cell>
          <table:table-cell table:style-name="ce7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IF(ISNUMBER([.$B16]); IF([.$B16] &gt; 0; [.$F$4] + 5/60/24 * ([.$B16]-1); &quot;?&quot;); &quot;&quot;)">
            <text:p/>
          </table:table-cell>
          <table:table-cell table:style-name="ce139" table:formula="of:= IF(COUNT([.I16];[.N16];[.S16];[.X16];[.Z16];[.AB16];[.AD16]) &lt; 1; &quot;&quot;; MAX(SUM([.I16];[.N16];[.S16];[.X16];[.Z16];[.AB16];[.AD16]); 0))">
            <text:p/>
          </table:table-cell>
          <table:table-cell table:style-name="ce145"/>
          <table:table-cell table:style-name="ce149" table:formula="of:= IF([.H16] = &quot;&quot;; &quot;&quot;; [.$H$1]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159"/>
          <table:table-cell table:style-name="ce167" table:formula="of:= IF(ISNUMBER([.Y16]); [.Y16] * [.Y$1]; &quot;&quot;)">
            <text:p/>
          </table:table-cell>
          <table:table-cell table:style-name="ce159"/>
          <table:table-cell table:style-name="ce167" table:formula="of:= IF(ISNUMBER([.AA16]); [.AA16] * [.AA$1]; &quot;&quot;)">
            <text:p/>
          </table:table-cell>
          <table:table-cell table:style-name="ce159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1.G5:Block1.G16 Block1.J5:Block1.M16 Block1.O5:Block1.R16 Block1.Y5:Block1.Y16 Block1.T5:Block1.W16 Block1.AA5:Block1.AA16 Block1.AC5:Block1.AC16">
            <calcext:condition calcext:apply-style-name="ConditionalStyle_49" calcext:value="formula-is(#REF!)" calcext:base-cell-address="Block1.G5"/>
          </calcext:conditional-format>
          <calcext:conditional-format calcext:target-range-address="Block1.H5:Block1.I16">
            <calcext:condition calcext:apply-style-name="ConditionalStyle_41" calcext:value="formula-is(#REF!)" calcext:base-cell-address="Block1.H5"/>
          </calcext:conditional-format>
        </calcext:conditional-formats>
      </table:table>
      <table:table table:name="Block2" table:style-name="ta2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2" calcext:value-type="float" table:number-columns-spanned="1" table:number-rows-spanned="12">
            <text:p>2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0H45M00S" calcext:value-type="time">
            <text:p>10:45</text:p>
          </table:table-cell>
          <table:table-cell table:style-name="ce285" table:formula="of:= IF(COUNT([.I5];[.N5];[.S5];[.X5];[.Z5];[.AB5];[.AD5]) &lt; 1; &quot;&quot;; MAX(SUM([.I5];[.N5];[.S5];[.X5];[.Z5];[.AB5];[.AD5]); 0))">
            <text:p/>
          </table:table-cell>
          <table:table-cell table:style-name="ce288"/>
          <table:table-cell table:style-name="ce291" table:formula="of:= IF([.H5] = &quot;&quot;; &quot;&quot;; [.$H$1])">
            <text:p/>
          </table:table-cell>
          <table:table-cell table:style-name="ce294"/>
          <table:table-cell table:style-name="ce297" table:number-columns-repeated="2"/>
          <table:table-cell table:style-name="ce300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294"/>
          <table:table-cell table:style-name="ce297" table:number-columns-repeated="2"/>
          <table:table-cell table:style-name="ce300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294"/>
          <table:table-cell table:style-name="ce297" table:number-columns-repeated="2"/>
          <table:table-cell table:style-name="ce300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297"/>
          <table:table-cell table:style-name="ce165" table:formula="of:= IF(ISNUMBER([.Y5]); [.Y5] * [.Y$1]; &quot;&quot;)">
            <text:p/>
          </table:table-cell>
          <table:table-cell table:style-name="ce297"/>
          <table:table-cell table:style-name="ce165" table:formula="of:= IF(ISNUMBER([.AA5]); [.AA5] * [.AA$1]; &quot;&quot;)">
            <text:p/>
          </table:table-cell>
          <table:table-cell table:style-name="ce297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0H45M00S" calcext:value-type="time">
            <text:p>10:45</text:p>
          </table:table-cell>
          <table:table-cell table:style-name="ce286" table:formula="of:= IF(COUNT([.I6];[.N6];[.S6];[.X6];[.Z6];[.AB6];[.AD6]) &lt; 1; &quot;&quot;; MAX(SUM([.I6];[.N6];[.S6];[.X6];[.Z6];[.AB6];[.AD6]); 0))">
            <text:p/>
          </table:table-cell>
          <table:table-cell table:style-name="ce289"/>
          <table:table-cell table:style-name="ce292" table:formula="of:= IF([.H6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298"/>
          <table:table-cell table:style-name="ce166" table:formula="of:= IF(ISNUMBER([.Y6]); [.Y6] * [.Y$1]; &quot;&quot;)">
            <text:p/>
          </table:table-cell>
          <table:table-cell table:style-name="ce298"/>
          <table:table-cell table:style-name="ce166" table:formula="of:= IF(ISNUMBER([.AA6]); [.AA6] * [.AA$1]; &quot;&quot;)">
            <text:p/>
          </table:table-cell>
          <table:table-cell table:style-name="ce298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0H50M00S" calcext:value-type="time">
            <text:p>10:50</text:p>
          </table:table-cell>
          <table:table-cell table:style-name="ce286" table:formula="of:= IF(COUNT([.I7];[.N7];[.S7];[.X7];[.Z7];[.AB7];[.AD7]) &lt; 1; &quot;&quot;; MAX(SUM([.I7];[.N7];[.S7];[.X7];[.Z7];[.AB7];[.AD7]); 0))">
            <text:p/>
          </table:table-cell>
          <table:table-cell table:style-name="ce289"/>
          <table:table-cell table:style-name="ce292" table:formula="of:= IF([.H7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298"/>
          <table:table-cell table:style-name="ce166" table:formula="of:= IF(ISNUMBER([.Y7]); [.Y7] * [.Y$1]; &quot;&quot;)">
            <text:p/>
          </table:table-cell>
          <table:table-cell table:style-name="ce298"/>
          <table:table-cell table:style-name="ce166" table:formula="of:= IF(ISNUMBER([.AA7]); [.AA7] * [.AA$1]; &quot;&quot;)">
            <text:p/>
          </table:table-cell>
          <table:table-cell table:style-name="ce298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0H50M00S" calcext:value-type="time">
            <text:p>10:50</text:p>
          </table:table-cell>
          <table:table-cell table:style-name="ce286" table:formula="of:= IF(COUNT([.I8];[.N8];[.S8];[.X8];[.Z8];[.AB8];[.AD8]) &lt; 1; &quot;&quot;; MAX(SUM([.I8];[.N8];[.S8];[.X8];[.Z8];[.AB8];[.AD8]); 0))">
            <text:p/>
          </table:table-cell>
          <table:table-cell table:style-name="ce289"/>
          <table:table-cell table:style-name="ce292" table:formula="of:= IF([.H8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298"/>
          <table:table-cell table:style-name="ce166" table:formula="of:= IF(ISNUMBER([.Y8]); [.Y8] * [.Y$1]; &quot;&quot;)">
            <text:p/>
          </table:table-cell>
          <table:table-cell table:style-name="ce298"/>
          <table:table-cell table:style-name="ce166" table:formula="of:= IF(ISNUMBER([.AA8]); [.AA8] * [.AA$1]; &quot;&quot;)">
            <text:p/>
          </table:table-cell>
          <table:table-cell table:style-name="ce298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0H55M00S" calcext:value-type="time">
            <text:p>10:55</text:p>
          </table:table-cell>
          <table:table-cell table:style-name="ce286" table:formula="of:= IF(COUNT([.I9];[.N9];[.S9];[.X9];[.Z9];[.AB9];[.AD9]) &lt; 1; &quot;&quot;; MAX(SUM([.I9];[.N9];[.S9];[.X9];[.Z9];[.AB9];[.AD9]); 0))">
            <text:p/>
          </table:table-cell>
          <table:table-cell table:style-name="ce289"/>
          <table:table-cell table:style-name="ce292" table:formula="of:= IF([.H9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298"/>
          <table:table-cell table:style-name="ce166" table:formula="of:= IF(ISNUMBER([.Y9]); [.Y9] * [.Y$1]; &quot;&quot;)">
            <text:p/>
          </table:table-cell>
          <table:table-cell table:style-name="ce298"/>
          <table:table-cell table:style-name="ce166" table:formula="of:= IF(ISNUMBER([.AA9]); [.AA9] * [.AA$1]; &quot;&quot;)">
            <text:p/>
          </table:table-cell>
          <table:table-cell table:style-name="ce298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0H55M00S" calcext:value-type="time">
            <text:p>10:55</text:p>
          </table:table-cell>
          <table:table-cell table:style-name="ce286" table:formula="of:= IF(COUNT([.I10];[.N10];[.S10];[.X10];[.Z10];[.AB10];[.AD10]) &lt; 1; &quot;&quot;; MAX(SUM([.I10];[.N10];[.S10];[.X10];[.Z10];[.AB10];[.AD10]); 0))">
            <text:p/>
          </table:table-cell>
          <table:table-cell table:style-name="ce289"/>
          <table:table-cell table:style-name="ce292" table:formula="of:= IF([.H10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298"/>
          <table:table-cell table:style-name="ce166" table:formula="of:= IF(ISNUMBER([.Y10]); [.Y10] * [.Y$1]; &quot;&quot;)">
            <text:p/>
          </table:table-cell>
          <table:table-cell table:style-name="ce298"/>
          <table:table-cell table:style-name="ce166" table:formula="of:= IF(ISNUMBER([.AA10]); [.AA10] * [.AA$1]; &quot;&quot;)">
            <text:p/>
          </table:table-cell>
          <table:table-cell table:style-name="ce298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1H00M00S" calcext:value-type="time">
            <text:p>11:00</text:p>
          </table:table-cell>
          <table:table-cell table:style-name="ce286" table:formula="of:= IF(COUNT([.I11];[.N11];[.S11];[.X11];[.Z11];[.AB11];[.AD11]) &lt; 1; &quot;&quot;; MAX(SUM([.I11];[.N11];[.S11];[.X11];[.Z11];[.AB11];[.AD11]); 0))">
            <text:p/>
          </table:table-cell>
          <table:table-cell table:style-name="ce289"/>
          <table:table-cell table:style-name="ce292" table:formula="of:= IF([.H11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298"/>
          <table:table-cell table:style-name="ce166" table:formula="of:= IF(ISNUMBER([.Y11]); [.Y11] * [.Y$1]; &quot;&quot;)">
            <text:p/>
          </table:table-cell>
          <table:table-cell table:style-name="ce298"/>
          <table:table-cell table:style-name="ce166" table:formula="of:= IF(ISNUMBER([.AA11]); [.AA11] * [.AA$1]; &quot;&quot;)">
            <text:p/>
          </table:table-cell>
          <table:table-cell table:style-name="ce298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1H00M00S" calcext:value-type="time">
            <text:p>11:00</text:p>
          </table:table-cell>
          <table:table-cell table:style-name="ce286" table:formula="of:= IF(COUNT([.I12];[.N12];[.S12];[.X12];[.Z12];[.AB12];[.AD12]) &lt; 1; &quot;&quot;; MAX(SUM([.I12];[.N12];[.S12];[.X12];[.Z12];[.AB12];[.AD12]); 0))">
            <text:p/>
          </table:table-cell>
          <table:table-cell table:style-name="ce289"/>
          <table:table-cell table:style-name="ce292" table:formula="of:= IF([.H12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298"/>
          <table:table-cell table:style-name="ce166" table:formula="of:= IF(ISNUMBER([.Y12]); [.Y12] * [.Y$1]; &quot;&quot;)">
            <text:p/>
          </table:table-cell>
          <table:table-cell table:style-name="ce298"/>
          <table:table-cell table:style-name="ce166" table:formula="of:= IF(ISNUMBER([.AA12]); [.AA12] * [.AA$1]; &quot;&quot;)">
            <text:p/>
          </table:table-cell>
          <table:table-cell table:style-name="ce298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1H05M00S" calcext:value-type="time">
            <text:p>11:05</text:p>
          </table:table-cell>
          <table:table-cell table:style-name="ce286" table:formula="of:= IF(COUNT([.I13];[.N13];[.S13];[.X13];[.Z13];[.AB13];[.AD13]) &lt; 1; &quot;&quot;; MAX(SUM([.I13];[.N13];[.S13];[.X13];[.Z13];[.AB13];[.AD13]); 0))">
            <text:p/>
          </table:table-cell>
          <table:table-cell table:style-name="ce289"/>
          <table:table-cell table:style-name="ce292" table:formula="of:= IF([.H13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298"/>
          <table:table-cell table:style-name="ce166" table:formula="of:= IF(ISNUMBER([.Y13]); [.Y13] * [.Y$1]; &quot;&quot;)">
            <text:p/>
          </table:table-cell>
          <table:table-cell table:style-name="ce298"/>
          <table:table-cell table:style-name="ce166" table:formula="of:= IF(ISNUMBER([.AA13]); [.AA13] * [.AA$1]; &quot;&quot;)">
            <text:p/>
          </table:table-cell>
          <table:table-cell table:style-name="ce298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1H05M00S" calcext:value-type="time">
            <text:p>11:05</text:p>
          </table:table-cell>
          <table:table-cell table:style-name="ce286" table:formula="of:= IF(COUNT([.I14];[.N14];[.S14];[.X14];[.Z14];[.AB14];[.AD14]) &lt; 1; &quot;&quot;; MAX(SUM([.I14];[.N14];[.S14];[.X14];[.Z14];[.AB14];[.AD14]); 0))">
            <text:p/>
          </table:table-cell>
          <table:table-cell table:style-name="ce289"/>
          <table:table-cell table:style-name="ce292" table:formula="of:= IF([.H14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298"/>
          <table:table-cell table:style-name="ce166" table:formula="of:= IF(ISNUMBER([.Y14]); [.Y14] * [.Y$1]; &quot;&quot;)">
            <text:p/>
          </table:table-cell>
          <table:table-cell table:style-name="ce298"/>
          <table:table-cell table:style-name="ce166" table:formula="of:= IF(ISNUMBER([.AA14]); [.AA14] * [.AA$1]; &quot;&quot;)">
            <text:p/>
          </table:table-cell>
          <table:table-cell table:style-name="ce298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1H10M00S" calcext:value-type="time">
            <text:p>11:10</text:p>
          </table:table-cell>
          <table:table-cell table:style-name="ce286" table:formula="of:= IF(COUNT([.I15];[.N15];[.S15];[.X15];[.Z15];[.AB15];[.AD15]) &lt; 1; &quot;&quot;; MAX(SUM([.I15];[.N15];[.S15];[.X15];[.Z15];[.AB15];[.AD15]); 0))">
            <text:p/>
          </table:table-cell>
          <table:table-cell table:style-name="ce289"/>
          <table:table-cell table:style-name="ce292" table:formula="of:= IF([.H15] = &quot;&quot;; &quot;&quot;; [.$H$1]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295"/>
          <table:table-cell table:style-name="ce298" table:number-columns-repeated="2"/>
          <table:table-cell table:style-name="ce301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298"/>
          <table:table-cell table:style-name="ce166" table:formula="of:= IF(ISNUMBER([.Y15]); [.Y15] * [.Y$1]; &quot;&quot;)">
            <text:p/>
          </table:table-cell>
          <table:table-cell table:style-name="ce298"/>
          <table:table-cell table:style-name="ce166" table:formula="of:= IF(ISNUMBER([.AA15]); [.AA15] * [.AA$1]; &quot;&quot;)">
            <text:p/>
          </table:table-cell>
          <table:table-cell table:style-name="ce298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1H10M00S" calcext:value-type="time">
            <text:p>11:10</text:p>
          </table:table-cell>
          <table:table-cell table:style-name="ce287" table:formula="of:= IF(COUNT([.I16];[.N16];[.S16];[.X16];[.Z16];[.AB16];[.AD16]) &lt; 1; &quot;&quot;; MAX(SUM([.I16];[.N16];[.S16];[.X16];[.Z16];[.AB16];[.AD16]); 0))">
            <text:p/>
          </table:table-cell>
          <table:table-cell table:style-name="ce290"/>
          <table:table-cell table:style-name="ce293" table:formula="of:= IF([.H16] = &quot;&quot;; &quot;&quot;; [.$H$1])">
            <text:p/>
          </table:table-cell>
          <table:table-cell table:style-name="ce296"/>
          <table:table-cell table:style-name="ce299" table:number-columns-repeated="2"/>
          <table:table-cell table:style-name="ce302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296"/>
          <table:table-cell table:style-name="ce299" table:number-columns-repeated="2"/>
          <table:table-cell table:style-name="ce302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296"/>
          <table:table-cell table:style-name="ce299" table:number-columns-repeated="2"/>
          <table:table-cell table:style-name="ce302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299"/>
          <table:table-cell table:style-name="ce167" table:formula="of:= IF(ISNUMBER([.Y16]); [.Y16] * [.Y$1]; &quot;&quot;)">
            <text:p/>
          </table:table-cell>
          <table:table-cell table:style-name="ce299"/>
          <table:table-cell table:style-name="ce167" table:formula="of:= IF(ISNUMBER([.AA16]); [.AA16] * [.AA$1]; &quot;&quot;)">
            <text:p/>
          </table:table-cell>
          <table:table-cell table:style-name="ce299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2.G5:Block2.G16 Block2.J5:Block2.M16 Block2.O5:Block2.R16 Block2.Y5:Block2.Y16 Block2.T5:Block2.W16 Block2.AA5:Block2.AA16 Block2.AC5:Block2.AC16">
            <calcext:condition calcext:apply-style-name="ConditionalStyle_49" calcext:value="formula-is(#REF!)" calcext:base-cell-address="Block2.G5"/>
          </calcext:conditional-format>
          <calcext:conditional-format calcext:target-range-address="Block2.H5:Block2.I16">
            <calcext:condition calcext:apply-style-name="ConditionalStyle_41" calcext:value="formula-is(#REF!)" calcext:base-cell-address="Block2.H5"/>
          </calcext:conditional-format>
        </calcext:conditional-formats>
      </table:table>
      <table:table table:name="Block3" table:style-name="ta2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3" calcext:value-type="float" table:number-columns-spanned="1" table:number-rows-spanned="12">
            <text:p>3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1H30M00S" calcext:value-type="time">
            <text:p>11:30</text:p>
          </table:table-cell>
          <table:table-cell table:style-name="ce303" table:formula="of:= IF(COUNT([.I5];[.N5];[.S5];[.X5];[.Z5];[.AB5];[.AD5]) &lt; 1; &quot;&quot;; MAX(SUM([.I5];[.N5];[.S5];[.X5];[.Z5];[.AB5];[.AD5]); 0))">
            <text:p/>
          </table:table-cell>
          <table:table-cell table:style-name="ce306"/>
          <table:table-cell table:style-name="ce309" table:formula="of:= IF([.H5] = &quot;&quot;; &quot;&quot;; [.$H$1])">
            <text:p/>
          </table:table-cell>
          <table:table-cell table:style-name="ce312"/>
          <table:table-cell table:style-name="ce315" table:number-columns-repeated="2"/>
          <table:table-cell table:style-name="ce318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12"/>
          <table:table-cell table:style-name="ce315" table:number-columns-repeated="2"/>
          <table:table-cell table:style-name="ce318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12"/>
          <table:table-cell table:style-name="ce315" table:number-columns-repeated="2"/>
          <table:table-cell table:style-name="ce318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15"/>
          <table:table-cell table:style-name="ce165" table:formula="of:= IF(ISNUMBER([.Y5]); [.Y5] * [.Y$1]; &quot;&quot;)">
            <text:p/>
          </table:table-cell>
          <table:table-cell table:style-name="ce315"/>
          <table:table-cell table:style-name="ce165" table:formula="of:= IF(ISNUMBER([.AA5]); [.AA5] * [.AA$1]; &quot;&quot;)">
            <text:p/>
          </table:table-cell>
          <table:table-cell table:style-name="ce315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1H30M00S" calcext:value-type="time">
            <text:p>11:30</text:p>
          </table:table-cell>
          <table:table-cell table:style-name="ce304" table:formula="of:= IF(COUNT([.I6];[.N6];[.S6];[.X6];[.Z6];[.AB6];[.AD6]) &lt; 1; &quot;&quot;; MAX(SUM([.I6];[.N6];[.S6];[.X6];[.Z6];[.AB6];[.AD6]); 0))">
            <text:p/>
          </table:table-cell>
          <table:table-cell table:style-name="ce307"/>
          <table:table-cell table:style-name="ce310" table:formula="of:= IF([.H6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16"/>
          <table:table-cell table:style-name="ce166" table:formula="of:= IF(ISNUMBER([.Y6]); [.Y6] * [.Y$1]; &quot;&quot;)">
            <text:p/>
          </table:table-cell>
          <table:table-cell table:style-name="ce316"/>
          <table:table-cell table:style-name="ce166" table:formula="of:= IF(ISNUMBER([.AA6]); [.AA6] * [.AA$1]; &quot;&quot;)">
            <text:p/>
          </table:table-cell>
          <table:table-cell table:style-name="ce316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1H35M00S" calcext:value-type="time">
            <text:p>11:35</text:p>
          </table:table-cell>
          <table:table-cell table:style-name="ce304" table:formula="of:= IF(COUNT([.I7];[.N7];[.S7];[.X7];[.Z7];[.AB7];[.AD7]) &lt; 1; &quot;&quot;; MAX(SUM([.I7];[.N7];[.S7];[.X7];[.Z7];[.AB7];[.AD7]); 0))">
            <text:p/>
          </table:table-cell>
          <table:table-cell table:style-name="ce307"/>
          <table:table-cell table:style-name="ce310" table:formula="of:= IF([.H7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16"/>
          <table:table-cell table:style-name="ce166" table:formula="of:= IF(ISNUMBER([.Y7]); [.Y7] * [.Y$1]; &quot;&quot;)">
            <text:p/>
          </table:table-cell>
          <table:table-cell table:style-name="ce316"/>
          <table:table-cell table:style-name="ce166" table:formula="of:= IF(ISNUMBER([.AA7]); [.AA7] * [.AA$1]; &quot;&quot;)">
            <text:p/>
          </table:table-cell>
          <table:table-cell table:style-name="ce316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1H35M00S" calcext:value-type="time">
            <text:p>11:35</text:p>
          </table:table-cell>
          <table:table-cell table:style-name="ce304" table:formula="of:= IF(COUNT([.I8];[.N8];[.S8];[.X8];[.Z8];[.AB8];[.AD8]) &lt; 1; &quot;&quot;; MAX(SUM([.I8];[.N8];[.S8];[.X8];[.Z8];[.AB8];[.AD8]); 0))">
            <text:p/>
          </table:table-cell>
          <table:table-cell table:style-name="ce307"/>
          <table:table-cell table:style-name="ce310" table:formula="of:= IF([.H8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16"/>
          <table:table-cell table:style-name="ce166" table:formula="of:= IF(ISNUMBER([.Y8]); [.Y8] * [.Y$1]; &quot;&quot;)">
            <text:p/>
          </table:table-cell>
          <table:table-cell table:style-name="ce316"/>
          <table:table-cell table:style-name="ce166" table:formula="of:= IF(ISNUMBER([.AA8]); [.AA8] * [.AA$1]; &quot;&quot;)">
            <text:p/>
          </table:table-cell>
          <table:table-cell table:style-name="ce316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1H40M00S" calcext:value-type="time">
            <text:p>11:40</text:p>
          </table:table-cell>
          <table:table-cell table:style-name="ce304" table:formula="of:= IF(COUNT([.I9];[.N9];[.S9];[.X9];[.Z9];[.AB9];[.AD9]) &lt; 1; &quot;&quot;; MAX(SUM([.I9];[.N9];[.S9];[.X9];[.Z9];[.AB9];[.AD9]); 0))">
            <text:p/>
          </table:table-cell>
          <table:table-cell table:style-name="ce307"/>
          <table:table-cell table:style-name="ce310" table:formula="of:= IF([.H9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16"/>
          <table:table-cell table:style-name="ce166" table:formula="of:= IF(ISNUMBER([.Y9]); [.Y9] * [.Y$1]; &quot;&quot;)">
            <text:p/>
          </table:table-cell>
          <table:table-cell table:style-name="ce316"/>
          <table:table-cell table:style-name="ce166" table:formula="of:= IF(ISNUMBER([.AA9]); [.AA9] * [.AA$1]; &quot;&quot;)">
            <text:p/>
          </table:table-cell>
          <table:table-cell table:style-name="ce316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1H40M00S" calcext:value-type="time">
            <text:p>11:40</text:p>
          </table:table-cell>
          <table:table-cell table:style-name="ce304" table:formula="of:= IF(COUNT([.I10];[.N10];[.S10];[.X10];[.Z10];[.AB10];[.AD10]) &lt; 1; &quot;&quot;; MAX(SUM([.I10];[.N10];[.S10];[.X10];[.Z10];[.AB10];[.AD10]); 0))">
            <text:p/>
          </table:table-cell>
          <table:table-cell table:style-name="ce307"/>
          <table:table-cell table:style-name="ce310" table:formula="of:= IF([.H10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16"/>
          <table:table-cell table:style-name="ce166" table:formula="of:= IF(ISNUMBER([.Y10]); [.Y10] * [.Y$1]; &quot;&quot;)">
            <text:p/>
          </table:table-cell>
          <table:table-cell table:style-name="ce316"/>
          <table:table-cell table:style-name="ce166" table:formula="of:= IF(ISNUMBER([.AA10]); [.AA10] * [.AA$1]; &quot;&quot;)">
            <text:p/>
          </table:table-cell>
          <table:table-cell table:style-name="ce316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1H45M00S" calcext:value-type="time">
            <text:p>11:45</text:p>
          </table:table-cell>
          <table:table-cell table:style-name="ce304" table:formula="of:= IF(COUNT([.I11];[.N11];[.S11];[.X11];[.Z11];[.AB11];[.AD11]) &lt; 1; &quot;&quot;; MAX(SUM([.I11];[.N11];[.S11];[.X11];[.Z11];[.AB11];[.AD11]); 0))">
            <text:p/>
          </table:table-cell>
          <table:table-cell table:style-name="ce307"/>
          <table:table-cell table:style-name="ce310" table:formula="of:= IF([.H11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16"/>
          <table:table-cell table:style-name="ce166" table:formula="of:= IF(ISNUMBER([.Y11]); [.Y11] * [.Y$1]; &quot;&quot;)">
            <text:p/>
          </table:table-cell>
          <table:table-cell table:style-name="ce316"/>
          <table:table-cell table:style-name="ce166" table:formula="of:= IF(ISNUMBER([.AA11]); [.AA11] * [.AA$1]; &quot;&quot;)">
            <text:p/>
          </table:table-cell>
          <table:table-cell table:style-name="ce316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1H45M00S" calcext:value-type="time">
            <text:p>11:45</text:p>
          </table:table-cell>
          <table:table-cell table:style-name="ce304" table:formula="of:= IF(COUNT([.I12];[.N12];[.S12];[.X12];[.Z12];[.AB12];[.AD12]) &lt; 1; &quot;&quot;; MAX(SUM([.I12];[.N12];[.S12];[.X12];[.Z12];[.AB12];[.AD12]); 0))">
            <text:p/>
          </table:table-cell>
          <table:table-cell table:style-name="ce307"/>
          <table:table-cell table:style-name="ce310" table:formula="of:= IF([.H12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16"/>
          <table:table-cell table:style-name="ce166" table:formula="of:= IF(ISNUMBER([.Y12]); [.Y12] * [.Y$1]; &quot;&quot;)">
            <text:p/>
          </table:table-cell>
          <table:table-cell table:style-name="ce316"/>
          <table:table-cell table:style-name="ce166" table:formula="of:= IF(ISNUMBER([.AA12]); [.AA12] * [.AA$1]; &quot;&quot;)">
            <text:p/>
          </table:table-cell>
          <table:table-cell table:style-name="ce316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1H50M00S" calcext:value-type="time">
            <text:p>11:50</text:p>
          </table:table-cell>
          <table:table-cell table:style-name="ce304" table:formula="of:= IF(COUNT([.I13];[.N13];[.S13];[.X13];[.Z13];[.AB13];[.AD13]) &lt; 1; &quot;&quot;; MAX(SUM([.I13];[.N13];[.S13];[.X13];[.Z13];[.AB13];[.AD13]); 0))">
            <text:p/>
          </table:table-cell>
          <table:table-cell table:style-name="ce307"/>
          <table:table-cell table:style-name="ce310" table:formula="of:= IF([.H13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16"/>
          <table:table-cell table:style-name="ce166" table:formula="of:= IF(ISNUMBER([.Y13]); [.Y13] * [.Y$1]; &quot;&quot;)">
            <text:p/>
          </table:table-cell>
          <table:table-cell table:style-name="ce316"/>
          <table:table-cell table:style-name="ce166" table:formula="of:= IF(ISNUMBER([.AA13]); [.AA13] * [.AA$1]; &quot;&quot;)">
            <text:p/>
          </table:table-cell>
          <table:table-cell table:style-name="ce316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1H50M00S" calcext:value-type="time">
            <text:p>11:50</text:p>
          </table:table-cell>
          <table:table-cell table:style-name="ce304" table:formula="of:= IF(COUNT([.I14];[.N14];[.S14];[.X14];[.Z14];[.AB14];[.AD14]) &lt; 1; &quot;&quot;; MAX(SUM([.I14];[.N14];[.S14];[.X14];[.Z14];[.AB14];[.AD14]); 0))">
            <text:p/>
          </table:table-cell>
          <table:table-cell table:style-name="ce307"/>
          <table:table-cell table:style-name="ce310" table:formula="of:= IF([.H14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16"/>
          <table:table-cell table:style-name="ce166" table:formula="of:= IF(ISNUMBER([.Y14]); [.Y14] * [.Y$1]; &quot;&quot;)">
            <text:p/>
          </table:table-cell>
          <table:table-cell table:style-name="ce316"/>
          <table:table-cell table:style-name="ce166" table:formula="of:= IF(ISNUMBER([.AA14]); [.AA14] * [.AA$1]; &quot;&quot;)">
            <text:p/>
          </table:table-cell>
          <table:table-cell table:style-name="ce316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1H55M00S" calcext:value-type="time">
            <text:p>11:55</text:p>
          </table:table-cell>
          <table:table-cell table:style-name="ce304" table:formula="of:= IF(COUNT([.I15];[.N15];[.S15];[.X15];[.Z15];[.AB15];[.AD15]) &lt; 1; &quot;&quot;; MAX(SUM([.I15];[.N15];[.S15];[.X15];[.Z15];[.AB15];[.AD15]); 0))">
            <text:p/>
          </table:table-cell>
          <table:table-cell table:style-name="ce307"/>
          <table:table-cell table:style-name="ce310" table:formula="of:= IF([.H15] = &quot;&quot;; &quot;&quot;; [.$H$1]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13"/>
          <table:table-cell table:style-name="ce316" table:number-columns-repeated="2"/>
          <table:table-cell table:style-name="ce319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16"/>
          <table:table-cell table:style-name="ce166" table:formula="of:= IF(ISNUMBER([.Y15]); [.Y15] * [.Y$1]; &quot;&quot;)">
            <text:p/>
          </table:table-cell>
          <table:table-cell table:style-name="ce316"/>
          <table:table-cell table:style-name="ce166" table:formula="of:= IF(ISNUMBER([.AA15]); [.AA15] * [.AA$1]; &quot;&quot;)">
            <text:p/>
          </table:table-cell>
          <table:table-cell table:style-name="ce316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1H55M00S" calcext:value-type="time">
            <text:p>11:55</text:p>
          </table:table-cell>
          <table:table-cell table:style-name="ce305" table:formula="of:= IF(COUNT([.I16];[.N16];[.S16];[.X16];[.Z16];[.AB16];[.AD16]) &lt; 1; &quot;&quot;; MAX(SUM([.I16];[.N16];[.S16];[.X16];[.Z16];[.AB16];[.AD16]); 0))">
            <text:p/>
          </table:table-cell>
          <table:table-cell table:style-name="ce308"/>
          <table:table-cell table:style-name="ce311" table:formula="of:= IF([.H16] = &quot;&quot;; &quot;&quot;; [.$H$1])">
            <text:p/>
          </table:table-cell>
          <table:table-cell table:style-name="ce314"/>
          <table:table-cell table:style-name="ce317" table:number-columns-repeated="2"/>
          <table:table-cell table:style-name="ce320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14"/>
          <table:table-cell table:style-name="ce317" table:number-columns-repeated="2"/>
          <table:table-cell table:style-name="ce320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14"/>
          <table:table-cell table:style-name="ce317" table:number-columns-repeated="2"/>
          <table:table-cell table:style-name="ce320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17"/>
          <table:table-cell table:style-name="ce167" table:formula="of:= IF(ISNUMBER([.Y16]); [.Y16] * [.Y$1]; &quot;&quot;)">
            <text:p/>
          </table:table-cell>
          <table:table-cell table:style-name="ce317"/>
          <table:table-cell table:style-name="ce167" table:formula="of:= IF(ISNUMBER([.AA16]); [.AA16] * [.AA$1]; &quot;&quot;)">
            <text:p/>
          </table:table-cell>
          <table:table-cell table:style-name="ce317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3.G5:Block3.G16 Block3.J5:Block3.M16 Block3.O5:Block3.R16 Block3.Y5:Block3.Y16 Block3.T5:Block3.W16 Block3.AA5:Block3.AA16 Block3.AC5:Block3.AC16">
            <calcext:condition calcext:apply-style-name="ConditionalStyle_49" calcext:value="formula-is(#REF!)" calcext:base-cell-address="Block3.G5"/>
          </calcext:conditional-format>
          <calcext:conditional-format calcext:target-range-address="Block3.H5:Block3.I16">
            <calcext:condition calcext:apply-style-name="ConditionalStyle_41" calcext:value="formula-is(#REF!)" calcext:base-cell-address="Block3.H5"/>
          </calcext:conditional-format>
        </calcext:conditional-formats>
      </table:table>
      <table:table table:name="Block4" table:style-name="ta2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4" calcext:value-type="float" table:number-columns-spanned="1" table:number-rows-spanned="12">
            <text:p>4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3H00M00S" calcext:value-type="time">
            <text:p>13:00</text:p>
          </table:table-cell>
          <table:table-cell table:style-name="ce321" table:formula="of:= IF(COUNT([.I5];[.N5];[.S5];[.X5];[.Z5];[.AB5];[.AD5]) &lt; 1; &quot;&quot;; MAX(SUM([.I5];[.N5];[.S5];[.X5];[.Z5];[.AB5];[.AD5]); 0))">
            <text:p/>
          </table:table-cell>
          <table:table-cell table:style-name="ce324"/>
          <table:table-cell table:style-name="ce327" table:formula="of:= IF([.H5] = &quot;&quot;; &quot;&quot;; [.$H$1])">
            <text:p/>
          </table:table-cell>
          <table:table-cell table:style-name="ce330"/>
          <table:table-cell table:style-name="ce333" table:number-columns-repeated="2"/>
          <table:table-cell table:style-name="ce339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30"/>
          <table:table-cell table:style-name="ce333" table:number-columns-repeated="2"/>
          <table:table-cell table:style-name="ce339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30"/>
          <table:table-cell table:style-name="ce333" table:number-columns-repeated="2"/>
          <table:table-cell table:style-name="ce339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33"/>
          <table:table-cell table:style-name="ce165" table:formula="of:= IF(ISNUMBER([.Y5]); [.Y5] * [.Y$1]; &quot;&quot;)">
            <text:p/>
          </table:table-cell>
          <table:table-cell table:style-name="ce333"/>
          <table:table-cell table:style-name="ce165" table:formula="of:= IF(ISNUMBER([.AA5]); [.AA5] * [.AA$1]; &quot;&quot;)">
            <text:p/>
          </table:table-cell>
          <table:table-cell table:style-name="ce333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3H00M00S" calcext:value-type="time">
            <text:p>13:00</text:p>
          </table:table-cell>
          <table:table-cell table:style-name="ce322" table:formula="of:= IF(COUNT([.I6];[.N6];[.S6];[.X6];[.Z6];[.AB6];[.AD6]) &lt; 1; &quot;&quot;; MAX(SUM([.I6];[.N6];[.S6];[.X6];[.Z6];[.AB6];[.AD6]); 0))">
            <text:p/>
          </table:table-cell>
          <table:table-cell table:style-name="ce325"/>
          <table:table-cell table:style-name="ce328" table:formula="of:= IF([.H6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34"/>
          <table:table-cell table:style-name="ce166" table:formula="of:= IF(ISNUMBER([.Y6]); [.Y6] * [.Y$1]; &quot;&quot;)">
            <text:p/>
          </table:table-cell>
          <table:table-cell table:style-name="ce334"/>
          <table:table-cell table:style-name="ce166" table:formula="of:= IF(ISNUMBER([.AA6]); [.AA6] * [.AA$1]; &quot;&quot;)">
            <text:p/>
          </table:table-cell>
          <table:table-cell table:style-name="ce334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3H05M00S" calcext:value-type="time">
            <text:p>13:05</text:p>
          </table:table-cell>
          <table:table-cell table:style-name="ce322" table:formula="of:= IF(COUNT([.I7];[.N7];[.S7];[.X7];[.Z7];[.AB7];[.AD7]) &lt; 1; &quot;&quot;; MAX(SUM([.I7];[.N7];[.S7];[.X7];[.Z7];[.AB7];[.AD7]); 0))">
            <text:p/>
          </table:table-cell>
          <table:table-cell table:style-name="ce325"/>
          <table:table-cell table:style-name="ce328" table:formula="of:= IF([.H7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34"/>
          <table:table-cell table:style-name="ce166" table:formula="of:= IF(ISNUMBER([.Y7]); [.Y7] * [.Y$1]; &quot;&quot;)">
            <text:p/>
          </table:table-cell>
          <table:table-cell table:style-name="ce334"/>
          <table:table-cell table:style-name="ce166" table:formula="of:= IF(ISNUMBER([.AA7]); [.AA7] * [.AA$1]; &quot;&quot;)">
            <text:p/>
          </table:table-cell>
          <table:table-cell table:style-name="ce334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3H05M00S" calcext:value-type="time">
            <text:p>13:05</text:p>
          </table:table-cell>
          <table:table-cell table:style-name="ce322" table:formula="of:= IF(COUNT([.I8];[.N8];[.S8];[.X8];[.Z8];[.AB8];[.AD8]) &lt; 1; &quot;&quot;; MAX(SUM([.I8];[.N8];[.S8];[.X8];[.Z8];[.AB8];[.AD8]); 0))">
            <text:p/>
          </table:table-cell>
          <table:table-cell table:style-name="ce325"/>
          <table:table-cell table:style-name="ce328" table:formula="of:= IF([.H8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34"/>
          <table:table-cell table:style-name="ce166" table:formula="of:= IF(ISNUMBER([.Y8]); [.Y8] * [.Y$1]; &quot;&quot;)">
            <text:p/>
          </table:table-cell>
          <table:table-cell table:style-name="ce334"/>
          <table:table-cell table:style-name="ce166" table:formula="of:= IF(ISNUMBER([.AA8]); [.AA8] * [.AA$1]; &quot;&quot;)">
            <text:p/>
          </table:table-cell>
          <table:table-cell table:style-name="ce334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3H10M00S" calcext:value-type="time">
            <text:p>13:10</text:p>
          </table:table-cell>
          <table:table-cell table:style-name="ce322" table:formula="of:= IF(COUNT([.I9];[.N9];[.S9];[.X9];[.Z9];[.AB9];[.AD9]) &lt; 1; &quot;&quot;; MAX(SUM([.I9];[.N9];[.S9];[.X9];[.Z9];[.AB9];[.AD9]); 0))">
            <text:p/>
          </table:table-cell>
          <table:table-cell table:style-name="ce325"/>
          <table:table-cell table:style-name="ce328" table:formula="of:= IF([.H9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34"/>
          <table:table-cell table:style-name="ce166" table:formula="of:= IF(ISNUMBER([.Y9]); [.Y9] * [.Y$1]; &quot;&quot;)">
            <text:p/>
          </table:table-cell>
          <table:table-cell table:style-name="ce334"/>
          <table:table-cell table:style-name="ce166" table:formula="of:= IF(ISNUMBER([.AA9]); [.AA9] * [.AA$1]; &quot;&quot;)">
            <text:p/>
          </table:table-cell>
          <table:table-cell table:style-name="ce334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3H10M00S" calcext:value-type="time">
            <text:p>13:10</text:p>
          </table:table-cell>
          <table:table-cell table:style-name="ce322" table:formula="of:= IF(COUNT([.I10];[.N10];[.S10];[.X10];[.Z10];[.AB10];[.AD10]) &lt; 1; &quot;&quot;; MAX(SUM([.I10];[.N10];[.S10];[.X10];[.Z10];[.AB10];[.AD10]); 0))">
            <text:p/>
          </table:table-cell>
          <table:table-cell table:style-name="ce325"/>
          <table:table-cell table:style-name="ce328" table:formula="of:= IF([.H10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34"/>
          <table:table-cell table:style-name="ce166" table:formula="of:= IF(ISNUMBER([.Y10]); [.Y10] * [.Y$1]; &quot;&quot;)">
            <text:p/>
          </table:table-cell>
          <table:table-cell table:style-name="ce334"/>
          <table:table-cell table:style-name="ce166" table:formula="of:= IF(ISNUMBER([.AA10]); [.AA10] * [.AA$1]; &quot;&quot;)">
            <text:p/>
          </table:table-cell>
          <table:table-cell table:style-name="ce334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3H15M00S" calcext:value-type="time">
            <text:p>13:15</text:p>
          </table:table-cell>
          <table:table-cell table:style-name="ce322" table:formula="of:= IF(COUNT([.I11];[.N11];[.S11];[.X11];[.Z11];[.AB11];[.AD11]) &lt; 1; &quot;&quot;; MAX(SUM([.I11];[.N11];[.S11];[.X11];[.Z11];[.AB11];[.AD11]); 0))">
            <text:p/>
          </table:table-cell>
          <table:table-cell table:style-name="ce325"/>
          <table:table-cell table:style-name="ce328" table:formula="of:= IF([.H11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34"/>
          <table:table-cell table:style-name="ce166" table:formula="of:= IF(ISNUMBER([.Y11]); [.Y11] * [.Y$1]; &quot;&quot;)">
            <text:p/>
          </table:table-cell>
          <table:table-cell table:style-name="ce334"/>
          <table:table-cell table:style-name="ce166" table:formula="of:= IF(ISNUMBER([.AA11]); [.AA11] * [.AA$1]; &quot;&quot;)">
            <text:p/>
          </table:table-cell>
          <table:table-cell table:style-name="ce334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3H15M00S" calcext:value-type="time">
            <text:p>13:15</text:p>
          </table:table-cell>
          <table:table-cell table:style-name="ce322" table:formula="of:= IF(COUNT([.I12];[.N12];[.S12];[.X12];[.Z12];[.AB12];[.AD12]) &lt; 1; &quot;&quot;; MAX(SUM([.I12];[.N12];[.S12];[.X12];[.Z12];[.AB12];[.AD12]); 0))">
            <text:p/>
          </table:table-cell>
          <table:table-cell table:style-name="ce325"/>
          <table:table-cell table:style-name="ce328" table:formula="of:= IF([.H12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34"/>
          <table:table-cell table:style-name="ce166" table:formula="of:= IF(ISNUMBER([.Y12]); [.Y12] * [.Y$1]; &quot;&quot;)">
            <text:p/>
          </table:table-cell>
          <table:table-cell table:style-name="ce334"/>
          <table:table-cell table:style-name="ce166" table:formula="of:= IF(ISNUMBER([.AA12]); [.AA12] * [.AA$1]; &quot;&quot;)">
            <text:p/>
          </table:table-cell>
          <table:table-cell table:style-name="ce334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3H20M00S" calcext:value-type="time">
            <text:p>13:20</text:p>
          </table:table-cell>
          <table:table-cell table:style-name="ce322" table:formula="of:= IF(COUNT([.I13];[.N13];[.S13];[.X13];[.Z13];[.AB13];[.AD13]) &lt; 1; &quot;&quot;; MAX(SUM([.I13];[.N13];[.S13];[.X13];[.Z13];[.AB13];[.AD13]); 0))">
            <text:p/>
          </table:table-cell>
          <table:table-cell table:style-name="ce325"/>
          <table:table-cell table:style-name="ce328" table:formula="of:= IF([.H13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34"/>
          <table:table-cell table:style-name="ce166" table:formula="of:= IF(ISNUMBER([.Y13]); [.Y13] * [.Y$1]; &quot;&quot;)">
            <text:p/>
          </table:table-cell>
          <table:table-cell table:style-name="ce334"/>
          <table:table-cell table:style-name="ce166" table:formula="of:= IF(ISNUMBER([.AA13]); [.AA13] * [.AA$1]; &quot;&quot;)">
            <text:p/>
          </table:table-cell>
          <table:table-cell table:style-name="ce334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3H20M00S" calcext:value-type="time">
            <text:p>13:20</text:p>
          </table:table-cell>
          <table:table-cell table:style-name="ce322" table:formula="of:= IF(COUNT([.I14];[.N14];[.S14];[.X14];[.Z14];[.AB14];[.AD14]) &lt; 1; &quot;&quot;; MAX(SUM([.I14];[.N14];[.S14];[.X14];[.Z14];[.AB14];[.AD14]); 0))">
            <text:p/>
          </table:table-cell>
          <table:table-cell table:style-name="ce325"/>
          <table:table-cell table:style-name="ce328" table:formula="of:= IF([.H14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34"/>
          <table:table-cell table:style-name="ce166" table:formula="of:= IF(ISNUMBER([.Y14]); [.Y14] * [.Y$1]; &quot;&quot;)">
            <text:p/>
          </table:table-cell>
          <table:table-cell table:style-name="ce334"/>
          <table:table-cell table:style-name="ce166" table:formula="of:= IF(ISNUMBER([.AA14]); [.AA14] * [.AA$1]; &quot;&quot;)">
            <text:p/>
          </table:table-cell>
          <table:table-cell table:style-name="ce334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3H25M00S" calcext:value-type="time">
            <text:p>13:25</text:p>
          </table:table-cell>
          <table:table-cell table:style-name="ce322" table:formula="of:= IF(COUNT([.I15];[.N15];[.S15];[.X15];[.Z15];[.AB15];[.AD15]) &lt; 1; &quot;&quot;; MAX(SUM([.I15];[.N15];[.S15];[.X15];[.Z15];[.AB15];[.AD15]); 0))">
            <text:p/>
          </table:table-cell>
          <table:table-cell table:style-name="ce325"/>
          <table:table-cell table:style-name="ce328" table:formula="of:= IF([.H15] = &quot;&quot;; &quot;&quot;; [.$H$1]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31"/>
          <table:table-cell table:style-name="ce334" table:number-columns-repeated="2"/>
          <table:table-cell table:style-name="ce340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34"/>
          <table:table-cell table:style-name="ce166" table:formula="of:= IF(ISNUMBER([.Y15]); [.Y15] * [.Y$1]; &quot;&quot;)">
            <text:p/>
          </table:table-cell>
          <table:table-cell table:style-name="ce334"/>
          <table:table-cell table:style-name="ce166" table:formula="of:= IF(ISNUMBER([.AA15]); [.AA15] * [.AA$1]; &quot;&quot;)">
            <text:p/>
          </table:table-cell>
          <table:table-cell table:style-name="ce334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3H25M00S" calcext:value-type="time">
            <text:p>13:25</text:p>
          </table:table-cell>
          <table:table-cell table:style-name="ce323" table:formula="of:= IF(COUNT([.I16];[.N16];[.S16];[.X16];[.Z16];[.AB16];[.AD16]) &lt; 1; &quot;&quot;; MAX(SUM([.I16];[.N16];[.S16];[.X16];[.Z16];[.AB16];[.AD16]); 0))">
            <text:p/>
          </table:table-cell>
          <table:table-cell table:style-name="ce326"/>
          <table:table-cell table:style-name="ce329" table:formula="of:= IF([.H16] = &quot;&quot;; &quot;&quot;; [.$H$1])">
            <text:p/>
          </table:table-cell>
          <table:table-cell table:style-name="ce332"/>
          <table:table-cell table:style-name="ce335" table:number-columns-repeated="2"/>
          <table:table-cell table:style-name="ce341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32"/>
          <table:table-cell table:style-name="ce335" table:number-columns-repeated="2"/>
          <table:table-cell table:style-name="ce341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32"/>
          <table:table-cell table:style-name="ce335" table:number-columns-repeated="2"/>
          <table:table-cell table:style-name="ce341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35"/>
          <table:table-cell table:style-name="ce167" table:formula="of:= IF(ISNUMBER([.Y16]); [.Y16] * [.Y$1]; &quot;&quot;)">
            <text:p/>
          </table:table-cell>
          <table:table-cell table:style-name="ce335"/>
          <table:table-cell table:style-name="ce167" table:formula="of:= IF(ISNUMBER([.AA16]); [.AA16] * [.AA$1]; &quot;&quot;)">
            <text:p/>
          </table:table-cell>
          <table:table-cell table:style-name="ce335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4.G5:Block4.G16 Block4.J5:Block4.M16 Block4.O5:Block4.R16 Block4.Y5:Block4.Y16 Block4.T5:Block4.W16 Block4.AA5:Block4.AA16 Block4.AC5:Block4.AC16">
            <calcext:condition calcext:apply-style-name="ConditionalStyle_49" calcext:value="formula-is(#REF!)" calcext:base-cell-address="Block4.G5"/>
          </calcext:conditional-format>
          <calcext:conditional-format calcext:target-range-address="Block4.H5:Block4.I16">
            <calcext:condition calcext:apply-style-name="ConditionalStyle_41" calcext:value="formula-is(#REF!)" calcext:base-cell-address="Block4.H5"/>
          </calcext:conditional-format>
        </calcext:conditional-formats>
      </table:table>
      <table:table table:name="Block5" table:style-name="ta2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5" calcext:value-type="float" table:number-columns-spanned="1" table:number-rows-spanned="12">
            <text:p>5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3H45M00S" calcext:value-type="time">
            <text:p>13:45</text:p>
          </table:table-cell>
          <table:table-cell table:style-name="ce342" table:formula="of:= IF(COUNT([.I5];[.N5];[.S5];[.X5];[.Z5];[.AB5];[.AD5]) &lt; 1; &quot;&quot;; MAX(SUM([.I5];[.N5];[.S5];[.X5];[.Z5];[.AB5];[.AD5]); 0))">
            <text:p/>
          </table:table-cell>
          <table:table-cell table:style-name="ce346"/>
          <table:table-cell table:style-name="ce349" table:formula="of:= IF([.H5] = &quot;&quot;; &quot;&quot;; [.$H$1])">
            <text:p/>
          </table:table-cell>
          <table:table-cell table:style-name="ce352"/>
          <table:table-cell table:style-name="ce358" table:number-columns-repeated="2"/>
          <table:table-cell table:style-name="ce361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52"/>
          <table:table-cell table:style-name="ce358" table:number-columns-repeated="2"/>
          <table:table-cell table:style-name="ce361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52"/>
          <table:table-cell table:style-name="ce358" table:number-columns-repeated="2"/>
          <table:table-cell table:style-name="ce361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58"/>
          <table:table-cell table:style-name="ce165" table:formula="of:= IF(ISNUMBER([.Y5]); [.Y5] * [.Y$1]; &quot;&quot;)">
            <text:p/>
          </table:table-cell>
          <table:table-cell table:style-name="ce358"/>
          <table:table-cell table:style-name="ce165" table:formula="of:= IF(ISNUMBER([.AA5]); [.AA5] * [.AA$1]; &quot;&quot;)">
            <text:p/>
          </table:table-cell>
          <table:table-cell table:style-name="ce358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3H45M00S" calcext:value-type="time">
            <text:p>13:45</text:p>
          </table:table-cell>
          <table:table-cell table:style-name="ce343" table:formula="of:= IF(COUNT([.I6];[.N6];[.S6];[.X6];[.Z6];[.AB6];[.AD6]) &lt; 1; &quot;&quot;; MAX(SUM([.I6];[.N6];[.S6];[.X6];[.Z6];[.AB6];[.AD6]); 0))">
            <text:p/>
          </table:table-cell>
          <table:table-cell table:style-name="ce347"/>
          <table:table-cell table:style-name="ce350" table:formula="of:= IF([.H6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59"/>
          <table:table-cell table:style-name="ce166" table:formula="of:= IF(ISNUMBER([.Y6]); [.Y6] * [.Y$1]; &quot;&quot;)">
            <text:p/>
          </table:table-cell>
          <table:table-cell table:style-name="ce359"/>
          <table:table-cell table:style-name="ce166" table:formula="of:= IF(ISNUMBER([.AA6]); [.AA6] * [.AA$1]; &quot;&quot;)">
            <text:p/>
          </table:table-cell>
          <table:table-cell table:style-name="ce359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3H50M00S" calcext:value-type="time">
            <text:p>13:50</text:p>
          </table:table-cell>
          <table:table-cell table:style-name="ce343" table:formula="of:= IF(COUNT([.I7];[.N7];[.S7];[.X7];[.Z7];[.AB7];[.AD7]) &lt; 1; &quot;&quot;; MAX(SUM([.I7];[.N7];[.S7];[.X7];[.Z7];[.AB7];[.AD7]); 0))">
            <text:p/>
          </table:table-cell>
          <table:table-cell table:style-name="ce347"/>
          <table:table-cell table:style-name="ce350" table:formula="of:= IF([.H7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59"/>
          <table:table-cell table:style-name="ce166" table:formula="of:= IF(ISNUMBER([.Y7]); [.Y7] * [.Y$1]; &quot;&quot;)">
            <text:p/>
          </table:table-cell>
          <table:table-cell table:style-name="ce359"/>
          <table:table-cell table:style-name="ce166" table:formula="of:= IF(ISNUMBER([.AA7]); [.AA7] * [.AA$1]; &quot;&quot;)">
            <text:p/>
          </table:table-cell>
          <table:table-cell table:style-name="ce359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3H50M00S" calcext:value-type="time">
            <text:p>13:50</text:p>
          </table:table-cell>
          <table:table-cell table:style-name="ce343" table:formula="of:= IF(COUNT([.I8];[.N8];[.S8];[.X8];[.Z8];[.AB8];[.AD8]) &lt; 1; &quot;&quot;; MAX(SUM([.I8];[.N8];[.S8];[.X8];[.Z8];[.AB8];[.AD8]); 0))">
            <text:p/>
          </table:table-cell>
          <table:table-cell table:style-name="ce347"/>
          <table:table-cell table:style-name="ce350" table:formula="of:= IF([.H8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59"/>
          <table:table-cell table:style-name="ce166" table:formula="of:= IF(ISNUMBER([.Y8]); [.Y8] * [.Y$1]; &quot;&quot;)">
            <text:p/>
          </table:table-cell>
          <table:table-cell table:style-name="ce359"/>
          <table:table-cell table:style-name="ce166" table:formula="of:= IF(ISNUMBER([.AA8]); [.AA8] * [.AA$1]; &quot;&quot;)">
            <text:p/>
          </table:table-cell>
          <table:table-cell table:style-name="ce359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3H55M00S" calcext:value-type="time">
            <text:p>13:55</text:p>
          </table:table-cell>
          <table:table-cell table:style-name="ce343" table:formula="of:= IF(COUNT([.I9];[.N9];[.S9];[.X9];[.Z9];[.AB9];[.AD9]) &lt; 1; &quot;&quot;; MAX(SUM([.I9];[.N9];[.S9];[.X9];[.Z9];[.AB9];[.AD9]); 0))">
            <text:p/>
          </table:table-cell>
          <table:table-cell table:style-name="ce347"/>
          <table:table-cell table:style-name="ce350" table:formula="of:= IF([.H9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59"/>
          <table:table-cell table:style-name="ce166" table:formula="of:= IF(ISNUMBER([.Y9]); [.Y9] * [.Y$1]; &quot;&quot;)">
            <text:p/>
          </table:table-cell>
          <table:table-cell table:style-name="ce359"/>
          <table:table-cell table:style-name="ce166" table:formula="of:= IF(ISNUMBER([.AA9]); [.AA9] * [.AA$1]; &quot;&quot;)">
            <text:p/>
          </table:table-cell>
          <table:table-cell table:style-name="ce359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3H55M00S" calcext:value-type="time">
            <text:p>13:55</text:p>
          </table:table-cell>
          <table:table-cell table:style-name="ce343" table:formula="of:= IF(COUNT([.I10];[.N10];[.S10];[.X10];[.Z10];[.AB10];[.AD10]) &lt; 1; &quot;&quot;; MAX(SUM([.I10];[.N10];[.S10];[.X10];[.Z10];[.AB10];[.AD10]); 0))">
            <text:p/>
          </table:table-cell>
          <table:table-cell table:style-name="ce347"/>
          <table:table-cell table:style-name="ce350" table:formula="of:= IF([.H10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59"/>
          <table:table-cell table:style-name="ce166" table:formula="of:= IF(ISNUMBER([.Y10]); [.Y10] * [.Y$1]; &quot;&quot;)">
            <text:p/>
          </table:table-cell>
          <table:table-cell table:style-name="ce359"/>
          <table:table-cell table:style-name="ce166" table:formula="of:= IF(ISNUMBER([.AA10]); [.AA10] * [.AA$1]; &quot;&quot;)">
            <text:p/>
          </table:table-cell>
          <table:table-cell table:style-name="ce359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4H00M00S" calcext:value-type="time">
            <text:p>14:00</text:p>
          </table:table-cell>
          <table:table-cell table:style-name="ce343" table:formula="of:= IF(COUNT([.I11];[.N11];[.S11];[.X11];[.Z11];[.AB11];[.AD11]) &lt; 1; &quot;&quot;; MAX(SUM([.I11];[.N11];[.S11];[.X11];[.Z11];[.AB11];[.AD11]); 0))">
            <text:p/>
          </table:table-cell>
          <table:table-cell table:style-name="ce347"/>
          <table:table-cell table:style-name="ce350" table:formula="of:= IF([.H11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59"/>
          <table:table-cell table:style-name="ce166" table:formula="of:= IF(ISNUMBER([.Y11]); [.Y11] * [.Y$1]; &quot;&quot;)">
            <text:p/>
          </table:table-cell>
          <table:table-cell table:style-name="ce359"/>
          <table:table-cell table:style-name="ce166" table:formula="of:= IF(ISNUMBER([.AA11]); [.AA11] * [.AA$1]; &quot;&quot;)">
            <text:p/>
          </table:table-cell>
          <table:table-cell table:style-name="ce359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4H00M00S" calcext:value-type="time">
            <text:p>14:00</text:p>
          </table:table-cell>
          <table:table-cell table:style-name="ce343" table:formula="of:= IF(COUNT([.I12];[.N12];[.S12];[.X12];[.Z12];[.AB12];[.AD12]) &lt; 1; &quot;&quot;; MAX(SUM([.I12];[.N12];[.S12];[.X12];[.Z12];[.AB12];[.AD12]); 0))">
            <text:p/>
          </table:table-cell>
          <table:table-cell table:style-name="ce347"/>
          <table:table-cell table:style-name="ce350" table:formula="of:= IF([.H12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59"/>
          <table:table-cell table:style-name="ce166" table:formula="of:= IF(ISNUMBER([.Y12]); [.Y12] * [.Y$1]; &quot;&quot;)">
            <text:p/>
          </table:table-cell>
          <table:table-cell table:style-name="ce359"/>
          <table:table-cell table:style-name="ce166" table:formula="of:= IF(ISNUMBER([.AA12]); [.AA12] * [.AA$1]; &quot;&quot;)">
            <text:p/>
          </table:table-cell>
          <table:table-cell table:style-name="ce359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4H05M00S" calcext:value-type="time">
            <text:p>14:05</text:p>
          </table:table-cell>
          <table:table-cell table:style-name="ce343" table:formula="of:= IF(COUNT([.I13];[.N13];[.S13];[.X13];[.Z13];[.AB13];[.AD13]) &lt; 1; &quot;&quot;; MAX(SUM([.I13];[.N13];[.S13];[.X13];[.Z13];[.AB13];[.AD13]); 0))">
            <text:p/>
          </table:table-cell>
          <table:table-cell table:style-name="ce347"/>
          <table:table-cell table:style-name="ce350" table:formula="of:= IF([.H13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59"/>
          <table:table-cell table:style-name="ce166" table:formula="of:= IF(ISNUMBER([.Y13]); [.Y13] * [.Y$1]; &quot;&quot;)">
            <text:p/>
          </table:table-cell>
          <table:table-cell table:style-name="ce359"/>
          <table:table-cell table:style-name="ce166" table:formula="of:= IF(ISNUMBER([.AA13]); [.AA13] * [.AA$1]; &quot;&quot;)">
            <text:p/>
          </table:table-cell>
          <table:table-cell table:style-name="ce359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4H05M00S" calcext:value-type="time">
            <text:p>14:05</text:p>
          </table:table-cell>
          <table:table-cell table:style-name="ce343" table:formula="of:= IF(COUNT([.I14];[.N14];[.S14];[.X14];[.Z14];[.AB14];[.AD14]) &lt; 1; &quot;&quot;; MAX(SUM([.I14];[.N14];[.S14];[.X14];[.Z14];[.AB14];[.AD14]); 0))">
            <text:p/>
          </table:table-cell>
          <table:table-cell table:style-name="ce347"/>
          <table:table-cell table:style-name="ce350" table:formula="of:= IF([.H14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59"/>
          <table:table-cell table:style-name="ce166" table:formula="of:= IF(ISNUMBER([.Y14]); [.Y14] * [.Y$1]; &quot;&quot;)">
            <text:p/>
          </table:table-cell>
          <table:table-cell table:style-name="ce359"/>
          <table:table-cell table:style-name="ce166" table:formula="of:= IF(ISNUMBER([.AA14]); [.AA14] * [.AA$1]; &quot;&quot;)">
            <text:p/>
          </table:table-cell>
          <table:table-cell table:style-name="ce359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4H10M00S" calcext:value-type="time">
            <text:p>14:10</text:p>
          </table:table-cell>
          <table:table-cell table:style-name="ce343" table:formula="of:= IF(COUNT([.I15];[.N15];[.S15];[.X15];[.Z15];[.AB15];[.AD15]) &lt; 1; &quot;&quot;; MAX(SUM([.I15];[.N15];[.S15];[.X15];[.Z15];[.AB15];[.AD15]); 0))">
            <text:p/>
          </table:table-cell>
          <table:table-cell table:style-name="ce347"/>
          <table:table-cell table:style-name="ce350" table:formula="of:= IF([.H15] = &quot;&quot;; &quot;&quot;; [.$H$1]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53"/>
          <table:table-cell table:style-name="ce359" table:number-columns-repeated="2"/>
          <table:table-cell table:style-name="ce362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59"/>
          <table:table-cell table:style-name="ce166" table:formula="of:= IF(ISNUMBER([.Y15]); [.Y15] * [.Y$1]; &quot;&quot;)">
            <text:p/>
          </table:table-cell>
          <table:table-cell table:style-name="ce359"/>
          <table:table-cell table:style-name="ce166" table:formula="of:= IF(ISNUMBER([.AA15]); [.AA15] * [.AA$1]; &quot;&quot;)">
            <text:p/>
          </table:table-cell>
          <table:table-cell table:style-name="ce359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4H10M00S" calcext:value-type="time">
            <text:p>14:10</text:p>
          </table:table-cell>
          <table:table-cell table:style-name="ce344" table:formula="of:= IF(COUNT([.I16];[.N16];[.S16];[.X16];[.Z16];[.AB16];[.AD16]) &lt; 1; &quot;&quot;; MAX(SUM([.I16];[.N16];[.S16];[.X16];[.Z16];[.AB16];[.AD16]); 0))">
            <text:p/>
          </table:table-cell>
          <table:table-cell table:style-name="ce348"/>
          <table:table-cell table:style-name="ce351" table:formula="of:= IF([.H16] = &quot;&quot;; &quot;&quot;; [.$H$1])">
            <text:p/>
          </table:table-cell>
          <table:table-cell table:style-name="ce354"/>
          <table:table-cell table:style-name="ce360" table:number-columns-repeated="2"/>
          <table:table-cell table:style-name="ce363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54"/>
          <table:table-cell table:style-name="ce360" table:number-columns-repeated="2"/>
          <table:table-cell table:style-name="ce363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54"/>
          <table:table-cell table:style-name="ce360" table:number-columns-repeated="2"/>
          <table:table-cell table:style-name="ce363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60"/>
          <table:table-cell table:style-name="ce167" table:formula="of:= IF(ISNUMBER([.Y16]); [.Y16] * [.Y$1]; &quot;&quot;)">
            <text:p/>
          </table:table-cell>
          <table:table-cell table:style-name="ce360"/>
          <table:table-cell table:style-name="ce167" table:formula="of:= IF(ISNUMBER([.AA16]); [.AA16] * [.AA$1]; &quot;&quot;)">
            <text:p/>
          </table:table-cell>
          <table:table-cell table:style-name="ce360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5.G5:Block5.G16 Block5.J5:Block5.M16 Block5.O5:Block5.R16 Block5.Y5:Block5.Y16 Block5.T5:Block5.W16 Block5.AA5:Block5.AA16 Block5.AC5:Block5.AC16">
            <calcext:condition calcext:apply-style-name="ConditionalStyle_49" calcext:value="formula-is(#REF!)" calcext:base-cell-address="Block5.G5"/>
          </calcext:conditional-format>
          <calcext:conditional-format calcext:target-range-address="Block5.H5:Block5.I16">
            <calcext:condition calcext:apply-style-name="ConditionalStyle_41" calcext:value="formula-is(#REF!)" calcext:base-cell-address="Block5.H5"/>
          </calcext:conditional-format>
        </calcext:conditional-formats>
      </table:table>
      <table:table table:name="Zusatz" table:style-name="ta2"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0" office:value-type="float" office:value="15" calcext:value-type="float" table:number-columns-spanned="2" table:number-rows-spanned="1">
            <text:p>15</text:p>
          </table:table-cell>
          <table:covered-table-cell table:style-name="ce223"/>
          <table:table-cell table:style-name="ce2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23"/>
          <table:table-cell table:style-name="ce24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3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3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272" office:value-type="string" calcext:value-type="string" table:number-columns-spanned="1" table:number-rows-spanned="12">
            <text:p>Zusatzspiele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4H30M00S" calcext:value-type="time">
            <text:p>14:30</text:p>
          </table:table-cell>
          <table:table-cell table:style-name="ce365" table:formula="of:= IF(COUNT([.I5];[.N5];[.S5];[.X5];[.Z5];[.AB5];[.AD5]) &lt; 1; &quot;&quot;; MAX(SUM([.I5];[.N5];[.S5];[.X5];[.Z5];[.AB5];[.AD5]); 0))">
            <text:p/>
          </table:table-cell>
          <table:table-cell table:style-name="ce368"/>
          <table:table-cell table:style-name="ce371" table:formula="of:= IF([.H5] = &quot;&quot;; &quot;&quot;; [.$H$1])">
            <text:p/>
          </table:table-cell>
          <table:table-cell table:style-name="ce374"/>
          <table:table-cell table:style-name="ce377" table:number-columns-repeated="2"/>
          <table:table-cell table:style-name="ce380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74"/>
          <table:table-cell table:style-name="ce377" table:number-columns-repeated="2"/>
          <table:table-cell table:style-name="ce380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74"/>
          <table:table-cell table:style-name="ce377" table:number-columns-repeated="2"/>
          <table:table-cell table:style-name="ce380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77"/>
          <table:table-cell table:style-name="ce165" table:formula="of:= IF(ISNUMBER([.Y5]); [.Y5] * [.Y$1]; &quot;&quot;)">
            <text:p/>
          </table:table-cell>
          <table:table-cell table:style-name="ce377"/>
          <table:table-cell table:style-name="ce165" table:formula="of:= IF(ISNUMBER([.AA5]); [.AA5] * [.AA$1]; &quot;&quot;)">
            <text:p/>
          </table:table-cell>
          <table:table-cell table:style-name="ce377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4H30M00S" calcext:value-type="time">
            <text:p>14:30</text:p>
          </table:table-cell>
          <table:table-cell table:style-name="ce366" table:formula="of:= IF(COUNT([.I6];[.N6];[.S6];[.X6];[.Z6];[.AB6];[.AD6]) &lt; 1; &quot;&quot;; MAX(SUM([.I6];[.N6];[.S6];[.X6];[.Z6];[.AB6];[.AD6]); 0))">
            <text:p/>
          </table:table-cell>
          <table:table-cell table:style-name="ce369"/>
          <table:table-cell table:style-name="ce372" table:formula="of:= IF([.H6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78"/>
          <table:table-cell table:style-name="ce166" table:formula="of:= IF(ISNUMBER([.Y6]); [.Y6] * [.Y$1]; &quot;&quot;)">
            <text:p/>
          </table:table-cell>
          <table:table-cell table:style-name="ce378"/>
          <table:table-cell table:style-name="ce166" table:formula="of:= IF(ISNUMBER([.AA6]); [.AA6] * [.AA$1]; &quot;&quot;)">
            <text:p/>
          </table:table-cell>
          <table:table-cell table:style-name="ce378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4H35M00S" calcext:value-type="time">
            <text:p>14:35</text:p>
          </table:table-cell>
          <table:table-cell table:style-name="ce366" table:formula="of:= IF(COUNT([.I7];[.N7];[.S7];[.X7];[.Z7];[.AB7];[.AD7]) &lt; 1; &quot;&quot;; MAX(SUM([.I7];[.N7];[.S7];[.X7];[.Z7];[.AB7];[.AD7]); 0))">
            <text:p/>
          </table:table-cell>
          <table:table-cell table:style-name="ce369"/>
          <table:table-cell table:style-name="ce372" table:formula="of:= IF([.H7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78"/>
          <table:table-cell table:style-name="ce166" table:formula="of:= IF(ISNUMBER([.Y7]); [.Y7] * [.Y$1]; &quot;&quot;)">
            <text:p/>
          </table:table-cell>
          <table:table-cell table:style-name="ce378"/>
          <table:table-cell table:style-name="ce166" table:formula="of:= IF(ISNUMBER([.AA7]); [.AA7] * [.AA$1]; &quot;&quot;)">
            <text:p/>
          </table:table-cell>
          <table:table-cell table:style-name="ce378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4H35M00S" calcext:value-type="time">
            <text:p>14:35</text:p>
          </table:table-cell>
          <table:table-cell table:style-name="ce366" table:formula="of:= IF(COUNT([.I8];[.N8];[.S8];[.X8];[.Z8];[.AB8];[.AD8]) &lt; 1; &quot;&quot;; MAX(SUM([.I8];[.N8];[.S8];[.X8];[.Z8];[.AB8];[.AD8]); 0))">
            <text:p/>
          </table:table-cell>
          <table:table-cell table:style-name="ce369"/>
          <table:table-cell table:style-name="ce372" table:formula="of:= IF([.H8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78"/>
          <table:table-cell table:style-name="ce166" table:formula="of:= IF(ISNUMBER([.Y8]); [.Y8] * [.Y$1]; &quot;&quot;)">
            <text:p/>
          </table:table-cell>
          <table:table-cell table:style-name="ce378"/>
          <table:table-cell table:style-name="ce166" table:formula="of:= IF(ISNUMBER([.AA8]); [.AA8] * [.AA$1]; &quot;&quot;)">
            <text:p/>
          </table:table-cell>
          <table:table-cell table:style-name="ce378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4H40M00S" calcext:value-type="time">
            <text:p>14:40</text:p>
          </table:table-cell>
          <table:table-cell table:style-name="ce366" table:formula="of:= IF(COUNT([.I9];[.N9];[.S9];[.X9];[.Z9];[.AB9];[.AD9]) &lt; 1; &quot;&quot;; MAX(SUM([.I9];[.N9];[.S9];[.X9];[.Z9];[.AB9];[.AD9]); 0))">
            <text:p/>
          </table:table-cell>
          <table:table-cell table:style-name="ce369"/>
          <table:table-cell table:style-name="ce372" table:formula="of:= IF([.H9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78"/>
          <table:table-cell table:style-name="ce166" table:formula="of:= IF(ISNUMBER([.Y9]); [.Y9] * [.Y$1]; &quot;&quot;)">
            <text:p/>
          </table:table-cell>
          <table:table-cell table:style-name="ce378"/>
          <table:table-cell table:style-name="ce166" table:formula="of:= IF(ISNUMBER([.AA9]); [.AA9] * [.AA$1]; &quot;&quot;)">
            <text:p/>
          </table:table-cell>
          <table:table-cell table:style-name="ce378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4H40M00S" calcext:value-type="time">
            <text:p>14:40</text:p>
          </table:table-cell>
          <table:table-cell table:style-name="ce366" table:formula="of:= IF(COUNT([.I10];[.N10];[.S10];[.X10];[.Z10];[.AB10];[.AD10]) &lt; 1; &quot;&quot;; MAX(SUM([.I10];[.N10];[.S10];[.X10];[.Z10];[.AB10];[.AD10]); 0))">
            <text:p/>
          </table:table-cell>
          <table:table-cell table:style-name="ce369"/>
          <table:table-cell table:style-name="ce372" table:formula="of:= IF([.H10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78"/>
          <table:table-cell table:style-name="ce166" table:formula="of:= IF(ISNUMBER([.Y10]); [.Y10] * [.Y$1]; &quot;&quot;)">
            <text:p/>
          </table:table-cell>
          <table:table-cell table:style-name="ce378"/>
          <table:table-cell table:style-name="ce166" table:formula="of:= IF(ISNUMBER([.AA10]); [.AA10] * [.AA$1]; &quot;&quot;)">
            <text:p/>
          </table:table-cell>
          <table:table-cell table:style-name="ce378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4H45M00S" calcext:value-type="time">
            <text:p>14:45</text:p>
          </table:table-cell>
          <table:table-cell table:style-name="ce366" table:formula="of:= IF(COUNT([.I11];[.N11];[.S11];[.X11];[.Z11];[.AB11];[.AD11]) &lt; 1; &quot;&quot;; MAX(SUM([.I11];[.N11];[.S11];[.X11];[.Z11];[.AB11];[.AD11]); 0))">
            <text:p/>
          </table:table-cell>
          <table:table-cell table:style-name="ce369"/>
          <table:table-cell table:style-name="ce372" table:formula="of:= IF([.H11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78"/>
          <table:table-cell table:style-name="ce166" table:formula="of:= IF(ISNUMBER([.Y11]); [.Y11] * [.Y$1]; &quot;&quot;)">
            <text:p/>
          </table:table-cell>
          <table:table-cell table:style-name="ce378"/>
          <table:table-cell table:style-name="ce166" table:formula="of:= IF(ISNUMBER([.AA11]); [.AA11] * [.AA$1]; &quot;&quot;)">
            <text:p/>
          </table:table-cell>
          <table:table-cell table:style-name="ce378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4H45M00S" calcext:value-type="time">
            <text:p>14:45</text:p>
          </table:table-cell>
          <table:table-cell table:style-name="ce366" table:formula="of:= IF(COUNT([.I12];[.N12];[.S12];[.X12];[.Z12];[.AB12];[.AD12]) &lt; 1; &quot;&quot;; MAX(SUM([.I12];[.N12];[.S12];[.X12];[.Z12];[.AB12];[.AD12]); 0))">
            <text:p/>
          </table:table-cell>
          <table:table-cell table:style-name="ce369"/>
          <table:table-cell table:style-name="ce372" table:formula="of:= IF([.H12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78"/>
          <table:table-cell table:style-name="ce166" table:formula="of:= IF(ISNUMBER([.Y12]); [.Y12] * [.Y$1]; &quot;&quot;)">
            <text:p/>
          </table:table-cell>
          <table:table-cell table:style-name="ce378"/>
          <table:table-cell table:style-name="ce166" table:formula="of:= IF(ISNUMBER([.AA12]); [.AA12] * [.AA$1]; &quot;&quot;)">
            <text:p/>
          </table:table-cell>
          <table:table-cell table:style-name="ce378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4H50M00S" calcext:value-type="time">
            <text:p>14:50</text:p>
          </table:table-cell>
          <table:table-cell table:style-name="ce366" table:formula="of:= IF(COUNT([.I13];[.N13];[.S13];[.X13];[.Z13];[.AB13];[.AD13]) &lt; 1; &quot;&quot;; MAX(SUM([.I13];[.N13];[.S13];[.X13];[.Z13];[.AB13];[.AD13]); 0))">
            <text:p/>
          </table:table-cell>
          <table:table-cell table:style-name="ce369"/>
          <table:table-cell table:style-name="ce372" table:formula="of:= IF([.H13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78"/>
          <table:table-cell table:style-name="ce166" table:formula="of:= IF(ISNUMBER([.Y13]); [.Y13] * [.Y$1]; &quot;&quot;)">
            <text:p/>
          </table:table-cell>
          <table:table-cell table:style-name="ce378"/>
          <table:table-cell table:style-name="ce166" table:formula="of:= IF(ISNUMBER([.AA13]); [.AA13] * [.AA$1]; &quot;&quot;)">
            <text:p/>
          </table:table-cell>
          <table:table-cell table:style-name="ce378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4H50M00S" calcext:value-type="time">
            <text:p>14:50</text:p>
          </table:table-cell>
          <table:table-cell table:style-name="ce366" table:formula="of:= IF(COUNT([.I14];[.N14];[.S14];[.X14];[.Z14];[.AB14];[.AD14]) &lt; 1; &quot;&quot;; MAX(SUM([.I14];[.N14];[.S14];[.X14];[.Z14];[.AB14];[.AD14]); 0))">
            <text:p/>
          </table:table-cell>
          <table:table-cell table:style-name="ce369"/>
          <table:table-cell table:style-name="ce372" table:formula="of:= IF([.H14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78"/>
          <table:table-cell table:style-name="ce166" table:formula="of:= IF(ISNUMBER([.Y14]); [.Y14] * [.Y$1]; &quot;&quot;)">
            <text:p/>
          </table:table-cell>
          <table:table-cell table:style-name="ce378"/>
          <table:table-cell table:style-name="ce166" table:formula="of:= IF(ISNUMBER([.AA14]); [.AA14] * [.AA$1]; &quot;&quot;)">
            <text:p/>
          </table:table-cell>
          <table:table-cell table:style-name="ce378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4H55M00S" calcext:value-type="time">
            <text:p>14:55</text:p>
          </table:table-cell>
          <table:table-cell table:style-name="ce366" table:formula="of:= IF(COUNT([.I15];[.N15];[.S15];[.X15];[.Z15];[.AB15];[.AD15]) &lt; 1; &quot;&quot;; MAX(SUM([.I15];[.N15];[.S15];[.X15];[.Z15];[.AB15];[.AD15]); 0))">
            <text:p/>
          </table:table-cell>
          <table:table-cell table:style-name="ce369"/>
          <table:table-cell table:style-name="ce372" table:formula="of:= IF([.H15] = &quot;&quot;; &quot;&quot;; [.$H$1]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75"/>
          <table:table-cell table:style-name="ce378" table:number-columns-repeated="2"/>
          <table:table-cell table:style-name="ce381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78"/>
          <table:table-cell table:style-name="ce166" table:formula="of:= IF(ISNUMBER([.Y15]); [.Y15] * [.Y$1]; &quot;&quot;)">
            <text:p/>
          </table:table-cell>
          <table:table-cell table:style-name="ce378"/>
          <table:table-cell table:style-name="ce166" table:formula="of:= IF(ISNUMBER([.AA15]); [.AA15] * [.AA$1]; &quot;&quot;)">
            <text:p/>
          </table:table-cell>
          <table:table-cell table:style-name="ce378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4H55M00S" calcext:value-type="time">
            <text:p>14:55</text:p>
          </table:table-cell>
          <table:table-cell table:style-name="ce367" table:formula="of:= IF(COUNT([.I16];[.N16];[.S16];[.X16];[.Z16];[.AB16];[.AD16]) &lt; 1; &quot;&quot;; MAX(SUM([.I16];[.N16];[.S16];[.X16];[.Z16];[.AB16];[.AD16]); 0))">
            <text:p/>
          </table:table-cell>
          <table:table-cell table:style-name="ce370"/>
          <table:table-cell table:style-name="ce373" table:formula="of:= IF([.H16] = &quot;&quot;; &quot;&quot;; [.$H$1])">
            <text:p/>
          </table:table-cell>
          <table:table-cell table:style-name="ce376"/>
          <table:table-cell table:style-name="ce379" table:number-columns-repeated="2"/>
          <table:table-cell table:style-name="ce382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76"/>
          <table:table-cell table:style-name="ce379" table:number-columns-repeated="2"/>
          <table:table-cell table:style-name="ce382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76"/>
          <table:table-cell table:style-name="ce379" table:number-columns-repeated="2"/>
          <table:table-cell table:style-name="ce382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79"/>
          <table:table-cell table:style-name="ce167" table:formula="of:= IF(ISNUMBER([.Y16]); [.Y16] * [.Y$1]; &quot;&quot;)">
            <text:p/>
          </table:table-cell>
          <table:table-cell table:style-name="ce379"/>
          <table:table-cell table:style-name="ce167" table:formula="of:= IF(ISNUMBER([.AA16]); [.AA16] * [.AA$1]; &quot;&quot;)">
            <text:p/>
          </table:table-cell>
          <table:table-cell table:style-name="ce379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Zusatz.G5:Zusatz.G16 Zusatz.J5:Zusatz.M16 Zusatz.O5:Zusatz.R16 Zusatz.Y5:Zusatz.Y16 Zusatz.T5:Zusatz.W16 Zusatz.AA5:Zusatz.AA16 Zusatz.AC5:Zusatz.AC16">
            <calcext:condition calcext:apply-style-name="ConditionalStyle_49" calcext:value="formula-is(#REF!)" calcext:base-cell-address="Zusatz.G5"/>
          </calcext:conditional-format>
          <calcext:conditional-format calcext:target-range-address="Zusatz.H5:Zusatz.I16">
            <calcext:condition calcext:apply-style-name="ConditionalStyle_41" calcext:value="formula-is(#REF!)" calcext:base-cell-address="Zusatz.H5"/>
          </calcext:conditional-format>
        </calcext:conditional-formats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B2:Punkte.AB13" table:contains-header="false">
          <table:sort>
            <table:sort-by table:field-number="14" table:order="descending" table:data-type="automatic"/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.00.0000</text:date>, <text:time style:data-style-name="N2" text:time-value="06:12:55.0518482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platzierung" style:display-name="PageStyle_Teamplatzierung" style:page-layout-name="Mpm4">
      <style:header>
        <style:region-left>
          <text:p><text:time style:data-style-name="N2" text:time-value="06:12:55.052673822">00:00:00</text:time></text:p>
        </style:region-left>
        <style:region-center>
          <text:p><text:span text:style-name="MT1">RoboSAX 2023</text:span></text:p>
        </style:region-center>
        <style:region-right>
          <text:p><text:span text:style-name="MT2"><text:date style:data-style-name="N2" text:date-value="2023-05-13">00.00.0000</text:dat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3-05-13T06:14:06.428322343</dc:date>
    <meta:editing-duration>P1DT14H17M41S</meta:editing-duration>
    <meta:editing-cycles>152</meta:editing-cycles>
    <meta:generator>LibreOffice/6.4.7.2$Linux_X86_64 LibreOffice_project/40$Build-2</meta:generator>
    <meta:document-statistic meta:table-count="8" meta:cell-count="1544" meta:object-count="8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